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cm" fo:min-width="1.742cm"/>
    </style:style>
    <style:style style:name="gr2" style:family="graphic" style:parent-style-name="standard">
      <style:graphic-properties draw:stroke="none" svg:stroke-color="#000000" draw:fill="none" draw:fill-color="#ffffff" draw:textarea-horizontal-align="left" draw:auto-grow-height="true" draw:auto-grow-width="false" fo:min-height="0.212cm" fo:min-width="1.74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ole-draw-aspect="1"/>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1cm" draw:marker-start-width="0.45cm" draw:marker-end-width="0.4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draw:marker-start-width="0.45cm" draw:marker-end-width="0.4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draw:fill="solid" draw:fill-color="#e6e6ff" draw:textarea-horizontal-align="center" draw:textarea-vertical-align="middle"/>
    </style:style>
    <style:style style:name="gr13" style:family="graphic" style:parent-style-name="standard">
      <style:graphic-properties draw:stroke="none" svg:stroke-color="#000000" draw:fill="none" draw:fill-color="#e6e6ff" draw:textarea-horizontal-align="left" draw:auto-grow-height="true" draw:auto-grow-width="false" fo:min-height="0.082cm" fo:min-width="12.5cm"/>
    </style:style>
    <style:style style:name="gr14" style:family="graphic" style:parent-style-name="standard">
      <style:graphic-properties draw:stroke="solid" draw:fill="solid" draw:fill-color="#e6e6ff" draw:textarea-horizontal-align="center" draw:textarea-vertical-align="middle"/>
    </style:style>
    <style:style style:name="gr15" style:family="graphic" style:parent-style-name="standard">
      <style:graphic-properties draw:fill="solid" draw:fill-color="#e6e6ff" draw:textarea-horizontal-align="center" draw:textarea-vertical-align="middle"/>
    </style:style>
    <style:style style:name="gr16" style:family="graphic" style:parent-style-name="standard">
      <style:graphic-properties draw:fill="solid" draw:fill-color="#e6e6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0pt"/>
    </style:style>
    <style:style style:name="P5" style:family="paragraph">
      <style:paragraph-properties fo:text-align="center"/>
      <style:text-properties fo:font-size="10pt"/>
    </style:style>
    <style:style style:name="P6" style:family="paragraph">
      <style:paragraph-properties fo:margin-left="0cm" fo:margin-right="0cm" fo:text-align="center" fo:text-indent="0cm"/>
      <style:text-properties fo:font-size="10pt" style:font-size-asian="14pt" style:font-size-complex="14pt"/>
    </style:style>
    <style:style style:name="P7" style:family="paragraph">
      <style:paragraph-properties fo:margin-left="0cm" fo:margin-right="0cm" fo:text-indent="0cm"/>
      <style:text-properties fo:font-size="10pt" style:font-size-asian="18pt" style:font-size-complex="18pt"/>
    </style:style>
    <style:style style:name="P8" style:family="paragraph">
      <style:paragraph-properties fo:margin-left="0cm" fo:margin-right="0cm" fo:text-indent="0cm"/>
      <style:text-properties fo:font-size="14pt" fo:font-weight="bold" style:font-size-asian="18pt" style:font-size-complex="18pt"/>
    </style:style>
    <style:style style:name="P9" style:family="paragraph">
      <style:paragraph-properties fo:margin-left="0cm" fo:margin-right="0cm" fo:text-align="center" fo:text-indent="0cm"/>
      <style:text-properties fo:font-size="14pt" style:font-size-asian="18pt" style:font-size-complex="18pt"/>
    </style:style>
    <style:style style:name="P10" style:family="paragraph">
      <style:paragraph-properties fo:text-align="center"/>
      <style:text-properties fo:font-size="14pt" style:font-size-asian="18pt" style:font-size-complex="18pt"/>
    </style:style>
    <style:style style:name="P11" style:family="paragraph">
      <style:paragraph-properties fo:text-align="center"/>
    </style:style>
    <style:style style:name="P12" style:family="paragraph">
      <style:paragraph-properties fo:margin-left="0cm" fo:margin-right="0cm" fo:text-align="center" fo:text-indent="0cm">
        <style:tab-stops/>
      </style:paragraph-properties>
      <style:text-properties fo:font-size="9pt" style:font-size-asian="9pt" style:font-size-complex="9pt"/>
    </style:style>
    <style:style style:name="P13" style:family="paragraph">
      <style:paragraph-properties fo:margin-left="0cm" fo:margin-right="0cm" fo:text-align="center" fo:text-indent="0cm">
        <style:tab-stops/>
      </style:paragraph-properties>
      <style:text-properties fo:font-size="9pt" fo:font-style="italic" style:font-size-asian="9pt" style:font-size-complex="9pt"/>
    </style:style>
    <style:style style:name="P14" style:family="paragraph">
      <style:paragraph-properties fo:text-align="center"/>
      <style:text-properties fo:color="#94006b" fo:font-size="18pt" style:font-size-asian="18pt" style:font-size-complex="18pt"/>
    </style:style>
    <style:style style:name="P15" style:family="paragraph">
      <style:paragraph-properties fo:margin-left="0cm" fo:margin-right="0cm" fo:text-indent="0cm"/>
      <style:text-properties fo:font-size="9pt" fo:font-style="italic" style:font-size-asian="9pt" style:font-style-asian="italic" style:font-size-complex="9pt" style:font-style-complex="italic"/>
    </style:style>
    <style:style style:name="P16" style:family="paragraph">
      <style:text-properties fo:font-size="9pt" fo:font-style="italic" style:font-size-asian="9pt" style:font-style-asian="italic" style:font-size-complex="9pt" style:font-style-complex="italic"/>
    </style:style>
    <style:style style:name="P17" style:family="paragraph">
      <style:paragraph-properties fo:margin-left="0cm" fo:margin-right="0cm" fo:text-align="center" fo:text-indent="0cm"/>
      <style:text-properties fo:font-size="14pt" fo:font-weight="bold" style:font-size-asian="18pt" style:font-size-complex="18pt"/>
    </style:style>
    <style:style style:name="T1" style:family="text">
      <style:text-properties fo:font-size="10pt"/>
    </style:style>
    <style:style style:name="T2" style:family="text">
      <style:text-properties fo:font-size="10pt" style:font-size-asian="14pt" style:font-size-complex="14pt"/>
    </style:style>
    <style:style style:name="T3" style:family="text">
      <style:text-properties fo:font-size="10pt" style:font-size-asian="18pt" style:font-size-complex="18pt"/>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9pt" fo:font-style="italic" style:font-size-asian="9pt" style:font-size-complex="9pt"/>
    </style:style>
    <style:style style:name="T7" style:family="text">
      <style:text-properties fo:font-size="9pt" fo:font-style="italic" style:font-size-asian="9pt" style:font-style-asian="italic" style:font-size-complex="9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Mega88" svg:width="2cm" svg:height="0.645cm" svg:x="7.742cm" svg:y="7.5cm">
          <draw:text-box>
            <text:p text:style-name="P1"><text:span text:style-name="T1">m1281</text:span></text:p>
          </draw:text-box>
        </draw:frame>
        <draw:frame draw:style-name="gr2" draw:text-style-name="P2" draw:layer="Mega88" svg:width="1.5cm" svg:height="0.645cm" svg:x="11.742cm" svg:y="7.5cm">
          <draw:text-box>
            <text:p text:style-name="P1"><text:span text:style-name="T1">m644</text:span></text:p>
          </draw:text-box>
        </draw:frame>
        <draw:frame draw:style-name="gr3" draw:text-style-name="P4" draw:layer="Mega88" svg:width="1.188cm" svg:height="0.962cm" svg:x="5.5cm" svg:y="9.538cm">
          <draw:text-box>
            <text:p text:style-name="P3"><text:span text:style-name="T1">PD6</text:span></text:p>
          </draw:text-box>
        </draw:frame>
        <draw:frame draw:style-name="gr1" draw:text-style-name="P2" draw:layer="Mega88" svg:width="2cm" svg:height="0.645cm" svg:x="13.593cm" svg:y="9.576cm">
          <draw:text-box>
            <text:p text:style-name="P1"><text:span text:style-name="T1">PB1</text:span></text:p>
          </draw:text-box>
        </draw:frame>
        <draw:custom-shape draw:style-name="gr4" draw:text-style-name="P5" draw:layer="Mega88" svg:width="0.5cm" svg:height="0.538cm" svg:x="11cm" svg:y="9.614cm">
          <text:p text:style-name="P3"/>
          <draw:enhanced-geometry svg:viewBox="0 0 21600 21600" draw:type="rectangle" draw:enhanced-path="M 0 0 L 21600 0 21600 21600 0 21600 0 0 Z N"/>
        </draw:custom-shape>
        <draw:custom-shape draw:style-name="gr4" draw:text-style-name="P5" draw:layer="Mega88" svg:width="0.5cm" svg:height="0.538cm" svg:x="13cm" svg:y="9.614cm">
          <text:p text:style-name="P3"/>
          <draw:enhanced-geometry svg:viewBox="0 0 21600 21600" draw:type="rectangle" draw:enhanced-path="M 0 0 L 21600 0 21600 21600 0 21600 0 0 Z N"/>
        </draw:custom-shape>
        <draw:custom-shape draw:style-name="gr5" draw:text-style-name="P6" draw:layer="Mega88" svg:width="1.5cm" svg:height="0.538cm" svg:x="11.5cm" svg:y="9.614cm">
          <text:p text:style-name="P1"><text:span text:style-name="T2">R23</text:span></text:p>
          <draw:enhanced-geometry svg:viewBox="0 0 21600 21600" draw:type="rectangle" draw:enhanced-path="M 0 0 L 21600 0 21600 21600 0 21600 0 0 Z N"/>
        </draw:custom-shape>
        <draw:frame draw:style-name="gr1" draw:text-style-name="P2" draw:layer="Mega88" svg:width="2.5cm" svg:height="0.645cm" svg:x="9.5cm" svg:y="9.576cm">
          <draw:text-box>
            <text:p text:style-name="P1"><text:span text:style-name="T1">MCLK</text:span></text:p>
          </draw:text-box>
        </draw:frame>
        <draw:custom-shape draw:style-name="gr4" draw:text-style-name="P5" draw:layer="Mega88" svg:width="0.5cm" svg:height="0.538cm" svg:x="7cm" svg:y="9.576cm">
          <text:p text:style-name="P3"/>
          <draw:enhanced-geometry svg:viewBox="0 0 21600 21600" draw:type="rectangle" draw:enhanced-path="M 0 0 L 21600 0 21600 21600 0 21600 0 0 Z N"/>
        </draw:custom-shape>
        <draw:custom-shape draw:style-name="gr4" draw:text-style-name="P5" draw:layer="Mega88" svg:width="0.5cm" svg:height="0.538cm" svg:x="9cm" svg:y="9.576cm">
          <text:p text:style-name="P3"/>
          <draw:enhanced-geometry svg:viewBox="0 0 21600 21600" draw:type="rectangle" draw:enhanced-path="M 0 0 L 21600 0 21600 21600 0 21600 0 0 Z N"/>
        </draw:custom-shape>
        <draw:custom-shape draw:style-name="gr5" draw:text-style-name="P6" draw:layer="Mega88" svg:width="1.5cm" svg:height="0.538cm" svg:x="7.5cm" svg:y="9.576cm">
          <text:p text:style-name="P1"><text:span text:style-name="T2">R13</text:span></text:p>
          <draw:enhanced-geometry svg:viewBox="0 0 21600 21600" draw:type="rectangle" draw:enhanced-path="M 0 0 L 21600 0 21600 21600 0 21600 0 0 Z N"/>
        </draw:custom-shape>
        <draw:frame draw:style-name="gr3" draw:text-style-name="P4" draw:layer="Mega88" svg:width="1.188cm" svg:height="0.962cm" svg:x="5.5cm" svg:y="8.462cm">
          <draw:text-box>
            <text:p text:style-name="P3"><text:span text:style-name="T1">PD4</text:span></text:p>
          </draw:text-box>
        </draw:frame>
        <draw:frame draw:style-name="gr1" draw:text-style-name="P2" draw:layer="Mega88" svg:width="2cm" svg:height="0.645cm" svg:x="13.593cm" svg:y="8.5cm">
          <draw:text-box>
            <text:p text:style-name="P1"><text:span text:style-name="T1">PD6</text:span></text:p>
          </draw:text-box>
        </draw:frame>
        <draw:custom-shape draw:style-name="gr4" draw:text-style-name="P5" draw:layer="Mega88" svg:width="0.5cm" svg:height="0.538cm" svg:x="11cm" svg:y="8.538cm">
          <text:p text:style-name="P3"/>
          <draw:enhanced-geometry svg:viewBox="0 0 21600 21600" draw:type="rectangle" draw:enhanced-path="M 0 0 L 21600 0 21600 21600 0 21600 0 0 Z N"/>
        </draw:custom-shape>
        <draw:custom-shape draw:style-name="gr4" draw:text-style-name="P5" draw:layer="Mega88" svg:width="0.5cm" svg:height="0.538cm" svg:x="13cm" svg:y="8.538cm">
          <text:p text:style-name="P3"/>
          <draw:enhanced-geometry svg:viewBox="0 0 21600 21600" draw:type="rectangle" draw:enhanced-path="M 0 0 L 21600 0 21600 21600 0 21600 0 0 Z N"/>
        </draw:custom-shape>
        <draw:custom-shape draw:style-name="gr5" draw:text-style-name="P6" draw:layer="Mega88" svg:width="1.5cm" svg:height="0.538cm" svg:x="11.5cm" svg:y="8.538cm">
          <text:p text:style-name="P1"><text:span text:style-name="T2">R28</text:span></text:p>
          <draw:enhanced-geometry svg:viewBox="0 0 21600 21600" draw:type="rectangle" draw:enhanced-path="M 0 0 L 21600 0 21600 21600 0 21600 0 0 Z N"/>
        </draw:custom-shape>
        <draw:frame draw:style-name="gr1" draw:text-style-name="P2" draw:layer="Mega88" svg:width="2.5cm" svg:height="0.645cm" svg:x="9.5cm" svg:y="8.5cm">
          <draw:text-box>
            <text:p text:style-name="P1"><text:span text:style-name="T1">IRQ</text:span></text:p>
          </draw:text-box>
        </draw:frame>
        <draw:custom-shape draw:style-name="gr4" draw:text-style-name="P5" draw:layer="Mega88" svg:width="0.5cm" svg:height="0.538cm" svg:x="7cm" svg:y="8.5cm">
          <text:p text:style-name="P3"/>
          <draw:enhanced-geometry svg:viewBox="0 0 21600 21600" draw:type="rectangle" draw:enhanced-path="M 0 0 L 21600 0 21600 21600 0 21600 0 0 Z N"/>
        </draw:custom-shape>
        <draw:custom-shape draw:style-name="gr4" draw:text-style-name="P5" draw:layer="Mega88" svg:width="0.5cm" svg:height="0.538cm" svg:x="9cm" svg:y="8.5cm">
          <text:p text:style-name="P3"/>
          <draw:enhanced-geometry svg:viewBox="0 0 21600 21600" draw:type="rectangle" draw:enhanced-path="M 0 0 L 21600 0 21600 21600 0 21600 0 0 Z N"/>
        </draw:custom-shape>
        <draw:custom-shape draw:style-name="gr5" draw:text-style-name="P6" draw:layer="Mega88" svg:width="1.5cm" svg:height="0.538cm" svg:x="7.5cm" svg:y="8.5cm">
          <text:p text:style-name="P1"><text:span text:style-name="T2">R18</text:span></text:p>
          <draw:enhanced-geometry svg:viewBox="0 0 21600 21600" draw:type="rectangle" draw:enhanced-path="M 0 0 L 21600 0 21600 21600 0 21600 0 0 Z N"/>
        </draw:custom-shape>
        <draw:frame draw:style-name="gr3" draw:text-style-name="P4" draw:layer="Mega88" svg:width="1.175cm" svg:height="0.962cm" svg:x="5.5cm" svg:y="10.538cm">
          <draw:text-box>
            <text:p text:style-name="P3"><text:span text:style-name="T1">PB1</text:span></text:p>
          </draw:text-box>
        </draw:frame>
        <draw:frame draw:style-name="gr1" draw:text-style-name="P2" draw:layer="Mega88" svg:width="2cm" svg:height="0.645cm" svg:x="13.593cm" svg:y="10.614cm">
          <draw:text-box>
            <text:p text:style-name="P1"><text:span text:style-name="T1">PB7</text:span></text:p>
          </draw:text-box>
        </draw:frame>
        <draw:custom-shape draw:style-name="gr4" draw:text-style-name="P5" draw:layer="Mega88" svg:width="0.5cm" svg:height="0.538cm" svg:x="11cm" svg:y="10.614cm">
          <text:p text:style-name="P3"/>
          <draw:enhanced-geometry svg:viewBox="0 0 21600 21600" draw:type="rectangle" draw:enhanced-path="M 0 0 L 21600 0 21600 21600 0 21600 0 0 Z N"/>
        </draw:custom-shape>
        <draw:custom-shape draw:style-name="gr4" draw:text-style-name="P5" draw:layer="Mega88" svg:width="0.5cm" svg:height="0.538cm" svg:x="13cm" svg:y="10.614cm">
          <text:p text:style-name="P3"/>
          <draw:enhanced-geometry svg:viewBox="0 0 21600 21600" draw:type="rectangle" draw:enhanced-path="M 0 0 L 21600 0 21600 21600 0 21600 0 0 Z N"/>
        </draw:custom-shape>
        <draw:custom-shape draw:style-name="gr5" draw:text-style-name="P6" draw:layer="Mega88" svg:width="1.5cm" svg:height="0.538cm" svg:x="11.5cm" svg:y="10.614cm">
          <text:p text:style-name="P1"><text:span text:style-name="T2">R24</text:span></text:p>
          <draw:enhanced-geometry svg:viewBox="0 0 21600 21600" draw:type="rectangle" draw:enhanced-path="M 0 0 L 21600 0 21600 21600 0 21600 0 0 Z N"/>
        </draw:custom-shape>
        <draw:frame draw:style-name="gr1" draw:text-style-name="P2" draw:layer="Mega88" svg:width="2.5cm" svg:height="0.645cm" svg:x="9.5cm" svg:y="10.576cm">
          <draw:text-box>
            <text:p text:style-name="P1"><text:span text:style-name="T1">SCK</text:span></text:p>
          </draw:text-box>
        </draw:frame>
        <draw:custom-shape draw:style-name="gr4" draw:text-style-name="P5" draw:layer="Mega88" svg:width="0.5cm" svg:height="0.576cm" svg:x="7cm" svg:y="10.538cm">
          <text:p text:style-name="P3"/>
          <draw:enhanced-geometry svg:viewBox="0 0 21600 21600" draw:type="rectangle" draw:enhanced-path="M 0 0 L 21600 0 21600 21600 0 21600 0 0 Z N"/>
        </draw:custom-shape>
        <draw:custom-shape draw:style-name="gr4" draw:text-style-name="P5" draw:layer="Mega88" svg:width="0.5cm" svg:height="0.576cm" svg:x="9cm" svg:y="10.538cm">
          <text:p text:style-name="P3"/>
          <draw:enhanced-geometry svg:viewBox="0 0 21600 21600" draw:type="rectangle" draw:enhanced-path="M 0 0 L 21600 0 21600 21600 0 21600 0 0 Z N"/>
        </draw:custom-shape>
        <draw:custom-shape draw:style-name="gr5" draw:text-style-name="P6" draw:layer="Mega88" svg:width="1.5cm" svg:height="0.576cm" svg:x="7.5cm" svg:y="10.538cm">
          <text:p text:style-name="P1"><text:span text:style-name="T2">R14</text:span></text:p>
          <draw:enhanced-geometry svg:viewBox="0 0 21600 21600" draw:type="rectangle" draw:enhanced-path="M 0 0 L 21600 0 21600 21600 0 21600 0 0 Z N"/>
        </draw:custom-shape>
        <draw:frame draw:style-name="gr3" draw:text-style-name="P4" draw:layer="Mega88" svg:width="1.171cm" svg:height="0.962cm" svg:x="5.5cm" svg:y="11.538cm">
          <draw:text-box>
            <text:p text:style-name="P3"><text:span text:style-name="T1">PB0</text:span></text:p>
          </draw:text-box>
        </draw:frame>
        <draw:frame draw:style-name="gr1" draw:text-style-name="P2" draw:layer="Mega88" svg:width="2cm" svg:height="0.645cm" svg:x="13.593cm" svg:y="11.576cm">
          <draw:text-box>
            <text:p text:style-name="P1"><text:span text:style-name="T1">PB4</text:span></text:p>
          </draw:text-box>
        </draw:frame>
        <draw:custom-shape draw:style-name="gr4" draw:text-style-name="P5" draw:layer="Mega88" svg:width="0.5cm" svg:height="0.538cm" svg:x="11cm" svg:y="11.614cm">
          <text:p text:style-name="P3"/>
          <draw:enhanced-geometry svg:viewBox="0 0 21600 21600" draw:type="rectangle" draw:enhanced-path="M 0 0 L 21600 0 21600 21600 0 21600 0 0 Z N"/>
        </draw:custom-shape>
        <draw:custom-shape draw:style-name="gr4" draw:text-style-name="P5" draw:layer="Mega88" svg:width="0.5cm" svg:height="0.538cm" svg:x="13cm" svg:y="11.614cm">
          <text:p text:style-name="P3"/>
          <draw:enhanced-geometry svg:viewBox="0 0 21600 21600" draw:type="rectangle" draw:enhanced-path="M 0 0 L 21600 0 21600 21600 0 21600 0 0 Z N"/>
        </draw:custom-shape>
        <draw:custom-shape draw:style-name="gr5" draw:text-style-name="P6" draw:layer="Mega88" svg:width="1.5cm" svg:height="0.538cm" svg:x="11.5cm" svg:y="11.614cm">
          <text:p text:style-name="P1"><text:span text:style-name="T2">R27</text:span></text:p>
          <draw:enhanced-geometry svg:viewBox="0 0 21600 21600" draw:type="rectangle" draw:enhanced-path="M 0 0 L 21600 0 21600 21600 0 21600 0 0 Z N"/>
        </draw:custom-shape>
        <draw:frame draw:style-name="gr1" draw:text-style-name="P2" draw:layer="Mega88" svg:width="2.5cm" svg:height="0.645cm" svg:x="9.5cm" svg:y="11.576cm">
          <draw:text-box>
            <text:p text:style-name="P1"><text:span text:style-name="T1">/SEL</text:span></text:p>
          </draw:text-box>
        </draw:frame>
        <draw:custom-shape draw:style-name="gr4" draw:text-style-name="P5" draw:layer="Mega88" svg:width="0.5cm" svg:height="0.538cm" svg:x="7cm" svg:y="11.576cm">
          <text:p text:style-name="P3"/>
          <draw:enhanced-geometry svg:viewBox="0 0 21600 21600" draw:type="rectangle" draw:enhanced-path="M 0 0 L 21600 0 21600 21600 0 21600 0 0 Z N"/>
        </draw:custom-shape>
        <draw:custom-shape draw:style-name="gr4" draw:text-style-name="P5" draw:layer="Mega88" svg:width="0.5cm" svg:height="0.538cm" svg:x="9cm" svg:y="11.576cm">
          <text:p text:style-name="P3"/>
          <draw:enhanced-geometry svg:viewBox="0 0 21600 21600" draw:type="rectangle" draw:enhanced-path="M 0 0 L 21600 0 21600 21600 0 21600 0 0 Z N"/>
        </draw:custom-shape>
        <draw:custom-shape draw:style-name="gr5" draw:text-style-name="P6" draw:layer="Mega88" svg:width="1.5cm" svg:height="0.538cm" svg:x="7.5cm" svg:y="11.576cm">
          <text:p text:style-name="P1"><text:span text:style-name="T2">R17</text:span></text:p>
          <draw:enhanced-geometry svg:viewBox="0 0 21600 21600" draw:type="rectangle" draw:enhanced-path="M 0 0 L 21600 0 21600 21600 0 21600 0 0 Z N"/>
        </draw:custom-shape>
        <draw:frame draw:style-name="gr3" draw:text-style-name="P4" draw:layer="Mega88" svg:width="1.171cm" svg:height="0.962cm" svg:x="5.593cm" svg:y="13.538cm">
          <draw:text-box>
            <text:p text:style-name="P3"><text:span text:style-name="T1">PB2</text:span></text:p>
          </draw:text-box>
        </draw:frame>
        <draw:frame draw:style-name="gr1" draw:text-style-name="P2" draw:layer="Mega88" svg:width="2cm" svg:height="0.645cm" svg:x="13.5cm" svg:y="13.538cm">
          <draw:text-box>
            <text:p text:style-name="P1"><text:span text:style-name="T1">PB5</text:span></text:p>
          </draw:text-box>
        </draw:frame>
        <draw:custom-shape draw:style-name="gr4" draw:text-style-name="P5" draw:layer="Mega88" svg:width="0.5cm" svg:height="0.538cm" svg:x="11cm" svg:y="13.538cm">
          <text:p text:style-name="P3"/>
          <draw:enhanced-geometry svg:viewBox="0 0 21600 21600" draw:type="rectangle" draw:enhanced-path="M 0 0 L 21600 0 21600 21600 0 21600 0 0 Z N"/>
        </draw:custom-shape>
        <draw:custom-shape draw:style-name="gr4" draw:text-style-name="P5" draw:layer="Mega88" svg:width="0.5cm" svg:height="0.538cm" svg:x="13cm" svg:y="13.538cm">
          <text:p text:style-name="P3"/>
          <draw:enhanced-geometry svg:viewBox="0 0 21600 21600" draw:type="rectangle" draw:enhanced-path="M 0 0 L 21600 0 21600 21600 0 21600 0 0 Z N"/>
        </draw:custom-shape>
        <draw:custom-shape draw:style-name="gr5" draw:text-style-name="P6" draw:layer="Mega88" svg:width="1.5cm" svg:height="0.538cm" svg:x="11.5cm" svg:y="13.538cm">
          <text:p text:style-name="P1"><text:span text:style-name="T2">R26</text:span></text:p>
          <draw:enhanced-geometry svg:viewBox="0 0 21600 21600" draw:type="rectangle" draw:enhanced-path="M 0 0 L 21600 0 21600 21600 0 21600 0 0 Z N"/>
        </draw:custom-shape>
        <draw:frame draw:style-name="gr1" draw:text-style-name="P2" draw:layer="Mega88" svg:width="2.5cm" svg:height="0.645cm" svg:x="9.5cm" svg:y="13.5cm">
          <draw:text-box>
            <text:p text:style-name="P1"><text:span text:style-name="T1">MOSI</text:span></text:p>
          </draw:text-box>
        </draw:frame>
        <draw:custom-shape draw:style-name="gr4" draw:text-style-name="P5" draw:layer="Mega88" svg:width="0.5cm" svg:height="0.538cm" svg:x="7cm" svg:y="13.5cm">
          <text:p text:style-name="P3"/>
          <draw:enhanced-geometry svg:viewBox="0 0 21600 21600" draw:mirror-horizontal="false" draw:mirror-vertical="false" draw:type="rectangle" draw:enhanced-path="M 0 0 L 21600 0 21600 21600 0 21600 0 0 Z N"/>
        </draw:custom-shape>
        <draw:custom-shape draw:style-name="gr4" draw:text-style-name="P5" draw:layer="Mega88" svg:width="0.5cm" svg:height="0.538cm" svg:x="9cm" svg:y="13.5cm">
          <text:p text:style-name="P3"/>
          <draw:enhanced-geometry svg:viewBox="0 0 21600 21600" draw:type="rectangle" draw:enhanced-path="M 0 0 L 21600 0 21600 21600 0 21600 0 0 Z N"/>
        </draw:custom-shape>
        <draw:custom-shape draw:style-name="gr5" draw:text-style-name="P6" draw:layer="Mega88" svg:width="1.5cm" svg:height="0.538cm" svg:x="7.5cm" svg:y="13.5cm">
          <text:p text:style-name="P1"><text:span text:style-name="T2">R16</text:span></text:p>
          <draw:enhanced-geometry svg:viewBox="0 0 21600 21600" draw:type="rectangle" draw:enhanced-path="M 0 0 L 21600 0 21600 21600 0 21600 0 0 Z N"/>
        </draw:custom-shape>
        <draw:frame draw:style-name="gr3" draw:text-style-name="P4" draw:layer="Mega88" svg:width="1.171cm" svg:height="0.962cm" svg:x="5.5cm" svg:y="12.5cm">
          <draw:text-box>
            <text:p text:style-name="P3"><text:span text:style-name="T1">PB3</text:span></text:p>
          </draw:text-box>
        </draw:frame>
        <draw:frame draw:style-name="gr1" draw:text-style-name="P2" draw:layer="Mega88" svg:width="2cm" svg:height="0.645cm" svg:x="13.593cm" svg:y="12.538cm">
          <draw:text-box>
            <text:p text:style-name="P1"><text:span text:style-name="T1">PB6</text:span></text:p>
          </draw:text-box>
        </draw:frame>
        <draw:custom-shape draw:style-name="gr4" draw:text-style-name="P5" draw:layer="Mega88" svg:width="0.5cm" svg:height="0.5cm" svg:x="11cm" svg:y="12.576cm">
          <text:p text:style-name="P3"/>
          <draw:enhanced-geometry svg:viewBox="0 0 21600 21600" draw:type="rectangle" draw:enhanced-path="M 0 0 L 21600 0 21600 21600 0 21600 0 0 Z N"/>
        </draw:custom-shape>
        <draw:custom-shape draw:style-name="gr4" draw:text-style-name="P5" draw:layer="Mega88" svg:width="0.5cm" svg:height="0.5cm" svg:x="13cm" svg:y="12.576cm">
          <text:p text:style-name="P3"/>
          <draw:enhanced-geometry svg:viewBox="0 0 21600 21600" draw:mirror-horizontal="false" draw:mirror-vertical="false" draw:type="rectangle" draw:enhanced-path="M 0 0 L 21600 0 21600 21600 0 21600 0 0 Z N"/>
        </draw:custom-shape>
        <draw:custom-shape draw:style-name="gr5" draw:text-style-name="P6" draw:layer="Mega88" svg:width="1.5cm" svg:height="0.5cm" svg:x="11.5cm" svg:y="12.576cm">
          <text:p text:style-name="P1"><text:span text:style-name="T2">R25</text:span></text:p>
          <draw:enhanced-geometry svg:viewBox="0 0 21600 21600" draw:type="rectangle" draw:enhanced-path="M 0 0 L 21600 0 21600 21600 0 21600 0 0 Z N"/>
        </draw:custom-shape>
        <draw:frame draw:style-name="gr1" draw:text-style-name="P2" draw:layer="Mega88" svg:width="2.5cm" svg:height="0.645cm" svg:x="9.5cm" svg:y="12.538cm">
          <draw:text-box>
            <text:p text:style-name="P1"><text:span text:style-name="T1">MISO</text:span></text:p>
          </draw:text-box>
        </draw:frame>
        <draw:custom-shape draw:style-name="gr4" draw:text-style-name="P5" draw:layer="Mega88" svg:width="0.5cm" svg:height="0.5cm" svg:x="7cm" svg:y="12.538cm">
          <text:p text:style-name="P3"/>
          <draw:enhanced-geometry svg:viewBox="0 0 21600 21600" draw:type="rectangle" draw:enhanced-path="M 0 0 L 21600 0 21600 21600 0 21600 0 0 Z N"/>
        </draw:custom-shape>
        <draw:custom-shape draw:style-name="gr4" draw:text-style-name="P5" draw:layer="Mega88" svg:width="0.5cm" svg:height="0.5cm" svg:x="9cm" svg:y="12.538cm">
          <text:p text:style-name="P3"/>
          <draw:enhanced-geometry svg:viewBox="0 0 21600 21600" draw:type="rectangle" draw:enhanced-path="M 0 0 L 21600 0 21600 21600 0 21600 0 0 Z N"/>
        </draw:custom-shape>
        <draw:custom-shape draw:style-name="gr5" draw:text-style-name="P6" draw:layer="Mega88" svg:width="1.5cm" svg:height="0.5cm" svg:x="7.5cm" svg:y="12.538cm">
          <text:p text:style-name="P1"><text:span text:style-name="T2">R15</text:span></text:p>
          <draw:enhanced-geometry svg:viewBox="0 0 21600 21600" draw:type="rectangle" draw:enhanced-path="M 0 0 L 21600 0 21600 21600 0 21600 0 0 Z N"/>
        </draw:custom-shape>
        <draw:frame draw:style-name="gr3" draw:text-style-name="P4" draw:layer="Mega88" svg:width="1.171cm" svg:height="0.962cm" svg:x="5.593cm" svg:y="14.538cm">
          <draw:text-box>
            <text:p text:style-name="P3"><text:span text:style-name="T1">PB5</text:span></text:p>
          </draw:text-box>
        </draw:frame>
        <draw:frame draw:style-name="gr1" draw:text-style-name="P2" draw:layer="Mega88" svg:width="2cm" svg:height="0.645cm" svg:x="13.5cm" svg:y="14.538cm">
          <draw:text-box>
            <text:p text:style-name="P1"><text:span text:style-name="T1">PB2</text:span></text:p>
          </draw:text-box>
        </draw:frame>
        <draw:custom-shape draw:style-name="gr4" draw:text-style-name="P5" draw:layer="Mega88" svg:width="0.5cm" svg:height="0.538cm" svg:x="11cm" svg:y="14.538cm">
          <text:p text:style-name="P3"/>
          <draw:enhanced-geometry svg:viewBox="0 0 21600 21600" draw:type="rectangle" draw:enhanced-path="M 0 0 L 21600 0 21600 21600 0 21600 0 0 Z N"/>
        </draw:custom-shape>
        <draw:custom-shape draw:style-name="gr4" draw:text-style-name="P5" draw:layer="Mega88" svg:width="0.5cm" svg:height="0.538cm" svg:x="13cm" svg:y="14.538cm">
          <text:p text:style-name="P3"/>
          <draw:enhanced-geometry svg:viewBox="0 0 21600 21600" draw:type="rectangle" draw:enhanced-path="M 0 0 L 21600 0 21600 21600 0 21600 0 0 Z N"/>
        </draw:custom-shape>
        <draw:custom-shape draw:style-name="gr5" draw:text-style-name="P6" draw:layer="Mega88" svg:width="1.5cm" svg:height="0.538cm" svg:x="11.5cm" svg:y="14.538cm">
          <text:p text:style-name="P1"><text:span text:style-name="T2">R20</text:span></text:p>
          <draw:enhanced-geometry svg:viewBox="0 0 21600 21600" draw:type="rectangle" draw:enhanced-path="M 0 0 L 21600 0 21600 21600 0 21600 0 0 Z N"/>
        </draw:custom-shape>
        <draw:frame draw:style-name="gr1" draw:text-style-name="P2" draw:layer="Mega88" svg:width="2cm" svg:height="0.645cm" svg:x="9.5cm" svg:y="14.5cm">
          <draw:text-box>
            <text:p text:style-name="P1"><text:span text:style-name="T1">/RST</text:span></text:p>
          </draw:text-box>
        </draw:frame>
        <draw:custom-shape draw:style-name="gr4" draw:text-style-name="P5" draw:layer="Mega88" svg:width="0.5cm" svg:height="0.538cm" svg:x="7cm" svg:y="14.5cm">
          <text:p text:style-name="P3"/>
          <draw:enhanced-geometry svg:viewBox="0 0 21600 21600" draw:type="rectangle" draw:enhanced-path="M 0 0 L 21600 0 21600 21600 0 21600 0 0 Z N"/>
        </draw:custom-shape>
        <draw:custom-shape draw:style-name="gr4" draw:text-style-name="P5" draw:layer="Mega88" svg:width="0.5cm" svg:height="0.538cm" svg:x="9cm" svg:y="14.5cm">
          <text:p text:style-name="P3"/>
          <draw:enhanced-geometry svg:viewBox="0 0 21600 21600" draw:type="rectangle" draw:enhanced-path="M 0 0 L 21600 0 21600 21600 0 21600 0 0 Z N"/>
        </draw:custom-shape>
        <draw:custom-shape draw:style-name="gr5" draw:text-style-name="P6" draw:layer="Mega88" svg:width="1.5cm" svg:height="0.538cm" svg:x="7.5cm" svg:y="14.5cm">
          <text:p text:style-name="P1"><text:span text:style-name="T2">R10</text:span></text:p>
          <draw:enhanced-geometry svg:viewBox="0 0 21600 21600" draw:type="rectangle" draw:enhanced-path="M 0 0 L 21600 0 21600 21600 0 21600 0 0 Z N"/>
        </draw:custom-shape>
        <draw:frame draw:style-name="gr3" draw:text-style-name="P4" draw:layer="Mega88" svg:width="1.171cm" svg:height="0.962cm" svg:x="5.593cm" svg:y="15.5cm">
          <draw:text-box>
            <text:p text:style-name="P3"><text:span text:style-name="T1">PB4</text:span></text:p>
          </draw:text-box>
        </draw:frame>
        <draw:frame draw:style-name="gr1" draw:text-style-name="P2" draw:layer="Mega88" svg:width="2cm" svg:height="0.645cm" svg:x="13.5cm" svg:y="15.5cm">
          <draw:text-box>
            <text:p text:style-name="P1"><text:span text:style-name="T1">PD7</text:span></text:p>
          </draw:text-box>
        </draw:frame>
        <draw:custom-shape draw:style-name="gr4" draw:text-style-name="P5" draw:layer="Mega88" svg:width="0.5cm" svg:height="0.538cm" svg:x="11cm" svg:y="15.5cm">
          <text:p text:style-name="P3"/>
          <draw:enhanced-geometry svg:viewBox="0 0 21600 21600" draw:type="rectangle" draw:enhanced-path="M 0 0 L 21600 0 21600 21600 0 21600 0 0 Z N"/>
        </draw:custom-shape>
        <draw:custom-shape draw:style-name="gr4" draw:text-style-name="P5" draw:layer="Mega88" svg:width="0.5cm" svg:height="0.538cm" svg:x="13cm" svg:y="15.5cm">
          <text:p text:style-name="P3"/>
          <draw:enhanced-geometry svg:viewBox="0 0 21600 21600" draw:type="rectangle" draw:enhanced-path="M 0 0 L 21600 0 21600 21600 0 21600 0 0 Z N"/>
        </draw:custom-shape>
        <draw:custom-shape draw:style-name="gr5" draw:text-style-name="P6" draw:layer="Mega88" svg:width="1.5cm" svg:height="0.538cm" svg:x="11.5cm" svg:y="15.5cm">
          <text:p text:style-name="P1"><text:span text:style-name="T2">R22</text:span></text:p>
          <draw:enhanced-geometry svg:viewBox="0 0 21600 21600" draw:type="rectangle" draw:enhanced-path="M 0 0 L 21600 0 21600 21600 0 21600 0 0 Z N"/>
        </draw:custom-shape>
        <draw:frame draw:style-name="gr1" draw:text-style-name="P2" draw:layer="Mega88" svg:width="3cm" svg:height="0.645cm" svg:x="9.5cm" svg:y="15.462cm">
          <draw:text-box>
            <text:p text:style-name="P1"><text:span text:style-name="T1">SLPTR</text:span></text:p>
          </draw:text-box>
        </draw:frame>
        <draw:custom-shape draw:style-name="gr4" draw:text-style-name="P5" draw:layer="Mega88" svg:width="0.5cm" svg:height="0.538cm" svg:x="7cm" svg:y="15.462cm">
          <text:p text:style-name="P3"/>
          <draw:enhanced-geometry svg:viewBox="0 0 21600 21600" draw:type="rectangle" draw:enhanced-path="M 0 0 L 21600 0 21600 21600 0 21600 0 0 Z N"/>
        </draw:custom-shape>
        <draw:custom-shape draw:style-name="gr4" draw:text-style-name="P5" draw:layer="Mega88" svg:width="0.5cm" svg:height="0.538cm" svg:x="9cm" svg:y="15.462cm">
          <text:p text:style-name="P3"/>
          <draw:enhanced-geometry svg:viewBox="0 0 21600 21600" draw:type="rectangle" draw:enhanced-path="M 0 0 L 21600 0 21600 21600 0 21600 0 0 Z N"/>
        </draw:custom-shape>
        <draw:custom-shape draw:style-name="gr5" draw:text-style-name="P6" draw:layer="Mega88" svg:width="1.5cm" svg:height="0.538cm" svg:x="7.5cm" svg:y="15.462cm">
          <text:p text:style-name="P1"><text:span text:style-name="T2">R12</text:span></text:p>
          <draw:enhanced-geometry svg:viewBox="0 0 21600 21600" draw:type="rectangle" draw:enhanced-path="M 0 0 L 21600 0 21600 21600 0 21600 0 0 Z N"/>
        </draw:custom-shape>
        <draw:frame draw:style-name="gr3" draw:text-style-name="P4" draw:layer="Mega88" svg:width="1.171cm" svg:height="0.962cm" svg:x="5.593cm" svg:y="16.538cm">
          <draw:text-box>
            <text:p text:style-name="P3"><text:span text:style-name="T1">PB6</text:span></text:p>
          </draw:text-box>
        </draw:frame>
        <draw:frame draw:style-name="gr1" draw:text-style-name="P2" draw:layer="Mega88" svg:width="2cm" svg:height="0.645cm" svg:x="13.5cm" svg:y="16.538cm">
          <draw:text-box>
            <text:p text:style-name="P1"><text:span text:style-name="T1">PB3</text:span></text:p>
          </draw:text-box>
        </draw:frame>
        <draw:custom-shape draw:style-name="gr4" draw:text-style-name="P5" draw:layer="Mega88" svg:width="0.5cm" svg:height="0.538cm" svg:x="11cm" svg:y="16.538cm">
          <text:p text:style-name="P3"/>
          <draw:enhanced-geometry svg:viewBox="0 0 21600 21600" draw:type="rectangle" draw:enhanced-path="M 0 0 L 21600 0 21600 21600 0 21600 0 0 Z N"/>
        </draw:custom-shape>
        <draw:custom-shape draw:style-name="gr4" draw:text-style-name="P5" draw:layer="Mega88" svg:width="0.5cm" svg:height="0.538cm" svg:x="13cm" svg:y="16.538cm">
          <text:p text:style-name="P3"/>
          <draw:enhanced-geometry svg:viewBox="0 0 21600 21600" draw:type="rectangle" draw:enhanced-path="M 0 0 L 21600 0 21600 21600 0 21600 0 0 Z N"/>
        </draw:custom-shape>
        <draw:custom-shape draw:style-name="gr5" draw:text-style-name="P6" draw:layer="Mega88" svg:width="1.5cm" svg:height="0.538cm" svg:x="11.5cm" svg:y="16.538cm">
          <text:p text:style-name="P1"><text:span text:style-name="T2">R21</text:span></text:p>
          <draw:enhanced-geometry svg:viewBox="0 0 21600 21600" draw:type="rectangle" draw:enhanced-path="M 0 0 L 21600 0 21600 21600 0 21600 0 0 Z N"/>
        </draw:custom-shape>
        <draw:frame draw:style-name="gr1" draw:text-style-name="P2" draw:layer="Mega88" svg:width="2.5cm" svg:height="0.645cm" svg:x="9.5cm" svg:y="16.5cm">
          <draw:text-box>
            <text:p text:style-name="P1"><text:span text:style-name="T1">TXCW</text:span></text:p>
          </draw:text-box>
        </draw:frame>
        <draw:custom-shape draw:style-name="gr4" draw:text-style-name="P5" draw:layer="Mega88" svg:width="0.5cm" svg:height="0.538cm" svg:x="7cm" svg:y="16.5cm">
          <text:p text:style-name="P3"/>
          <draw:enhanced-geometry svg:viewBox="0 0 21600 21600" draw:type="rectangle" draw:enhanced-path="M 0 0 L 21600 0 21600 21600 0 21600 0 0 Z N"/>
        </draw:custom-shape>
        <draw:custom-shape draw:style-name="gr4" draw:text-style-name="P5" draw:layer="Mega88" svg:width="0.5cm" svg:height="0.538cm" svg:x="9cm" svg:y="16.5cm">
          <text:p text:style-name="P3"/>
          <draw:enhanced-geometry svg:viewBox="0 0 21600 21600" draw:type="rectangle" draw:enhanced-path="M 0 0 L 21600 0 21600 21600 0 21600 0 0 Z N"/>
        </draw:custom-shape>
        <draw:custom-shape draw:style-name="gr5" draw:text-style-name="P6" draw:layer="Mega88" svg:width="1.5cm" svg:height="0.538cm" svg:x="7.5cm" svg:y="16.5cm">
          <text:p text:style-name="P1"><text:span text:style-name="T2">R11</text:span></text:p>
          <draw:enhanced-geometry svg:viewBox="0 0 21600 21600" draw:type="rectangle" draw:enhanced-path="M 0 0 L 21600 0 21600 21600 0 21600 0 0 Z N"/>
        </draw:custom-shape>
        <draw:frame draw:style-name="gr6" draw:layer="Mega88" svg:width="7.094cm" svg:height="4.948cm" svg:x="6.906cm" svg:y="3cm">
          <draw:object xlink:href="./Object 1" xlink:type="simple" xlink:show="embed" xlink:actuate="onLoad"/>
          <draw:image xlink:href="./ObjectReplacements/Object 1" xlink:type="simple" xlink:show="embed" xlink:actuate="onLoad"/>
        </draw:frame>
        <draw:frame draw:style-name="gr7" draw:text-style-name="P7" draw:layer="Mega88" svg:width="3.186cm" svg:height="1.039cm" svg:x="1.314cm" svg:y="1.961cm">
          <draw:text-box>
            <text:p text:style-name="P1"><text:span text:style-name="T3">STK500</text:span></text:p>
            <text:p text:style-name="P3"><text:span text:style-name="T3">EXPAND1 : 20x2</text:span></text:p>
          </draw:text-box>
        </draw:frame>
        <draw:frame draw:style-name="gr7" draw:text-style-name="P8" draw:layer="Mega88" svg:width="7.809cm" svg:height="0.806cm" svg:x="6cm" svg:y="1.198cm">
          <draw:text-box>
            <text:p text:style-name="P3"><text:span text:style-name="T4">Patcharea Radio Extender V3.2</text:span></text:p>
          </draw:text-box>
        </draw:frame>
        <draw:custom-shape draw:style-name="gr8" draw:text-style-name="P9" draw:layer="Mega88" svg:width="1cm" svg:height="1cm" svg:x="3.5cm" svg:y="8cm">
          <text:p text:style-name="P1"><text:span text:style-name="T5">34</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8cm">
          <text:p text:style-name="P1"><text:span text:style-name="T5">33</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5cm">
          <text:p text:style-name="P1"><text:span text:style-name="T5">38</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5cm">
          <text:p text:style-name="P1"><text:span text:style-name="T5">37</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6.5cm">
          <text:p text:style-name="P1"><text:span text:style-name="T5">36</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6.5cm">
          <text:p text:style-name="P1"><text:span text:style-name="T5">35</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3.5cm">
          <text:p text:style-name="P1"><text:span text:style-name="T5">40</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3.5cm">
          <text:p text:style-name="P1"><text:span text:style-name="T5">39</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9.5cm">
          <text:p text:style-name="P1"><text:span text:style-name="T5">32</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9.5cm">
          <text:p text:style-name="P1"><text:span text:style-name="T5">31</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1cm">
          <text:p text:style-name="P1"><text:span text:style-name="T5">30</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11cm">
          <text:p text:style-name="P1"><text:span text:style-name="T5">29</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4cm">
          <text:p text:style-name="P1"><text:span text:style-name="T5">26</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4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2.5cm">
          <text:p text:style-name="P1"><text:span text:style-name="T5">28</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2.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5.5cm">
          <text:p text:style-name="P1"><text:span text:style-name="T5">24</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5.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7cm">
          <text:p text:style-name="P1"><text:span text:style-name="T5">22</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7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8.5cm">
          <text:p text:style-name="P1"><text:span text:style-name="T5">20</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8.5cm">
          <text:p text:style-name="P3"/>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3.5cm" svg:y="20cm">
          <text:p text:style-name="P3"/>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20cm">
          <text:p text:style-name="P3"/>
          <draw:enhanced-geometry svg:viewBox="0 0 21600 21600" draw:glue-points="10800 0 3160 3160 0 10800 3160 18440 10800 21600 18440 18440 21600 10800 18440 3160" draw:text-areas="3200 3200 18400 18400" draw:type="ellipse"/>
        </draw:custom-shape>
        <draw:line draw:style-name="gr10" draw:text-style-name="P11" draw:layer="Mega88" svg:x1="5cm" svg:y1="21.5cm" svg:x2="5cm" svg:y2="3cm">
          <text:p text:style-name="P3"/>
        </draw:line>
        <draw:line draw:style-name="gr10" draw:text-style-name="P11" draw:layer="Mega88" svg:x1="1cm" svg:y1="3cm" svg:x2="5cm" svg:y2="3cm">
          <text:p text:style-name="P3"/>
        </draw:line>
        <draw:line draw:style-name="gr11" draw:text-style-name="P10" draw:layer="Mega88" svg:x1="2cm" svg:y1="4cm" svg:x2="1cm" svg:y2="4cm">
          <text:p text:style-name="P3"/>
        </draw:line>
        <draw:line draw:style-name="gr11" draw:text-style-name="P10" draw:layer="Mega88" svg:x1="2cm" svg:y1="5.5cm" svg:x2="1cm" svg:y2="5.5cm">
          <text:p text:style-name="P3"/>
        </draw:line>
        <draw:line draw:style-name="gr11" draw:text-style-name="P10" draw:layer="Mega88" svg:x1="2cm" svg:y1="7cm" svg:x2="1cm" svg:y2="7cm">
          <text:p text:style-name="P3"/>
        </draw:line>
        <draw:line draw:style-name="gr11" draw:text-style-name="P10" draw:layer="Mega88" svg:x1="2cm" svg:y1="8.5cm" svg:x2="1cm" svg:y2="8.5cm">
          <text:p text:style-name="P3"/>
        </draw:line>
        <draw:line draw:style-name="gr11" draw:text-style-name="P10" draw:layer="Mega88" svg:x1="2cm" svg:y1="10cm" svg:x2="1cm" svg:y2="10cm">
          <text:p text:style-name="P3"/>
        </draw:line>
        <draw:line draw:style-name="gr11" draw:text-style-name="P10" draw:layer="Mega88" svg:x1="2cm" svg:y1="11.5cm" svg:x2="1cm" svg:y2="11.5cm">
          <text:p text:style-name="P3"/>
        </draw:line>
        <draw:custom-shape draw:style-name="gr8" draw:text-style-name="P9" draw:layer="Mega88" svg:width="1cm" svg:height="1cm" svg:x="3.5cm" svg:y="11cm">
          <text:p text:style-name="P1"><text:span text:style-name="T5">30</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cm" svg:y="11cm">
          <text:p text:style-name="P1"><text:span text:style-name="T5">29</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4cm">
          <text:p text:style-name="P1"><text:span text:style-name="T5">26</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4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2.5cm">
          <text:p text:style-name="P1"><text:span text:style-name="T5">28</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2.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5.5cm">
          <text:p text:style-name="P1"><text:span text:style-name="T5">24</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5.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7cm">
          <text:p text:style-name="P1"><text:span text:style-name="T5">22</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7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cm" svg:y="18.5cm">
          <text:p text:style-name="P1"><text:span text:style-name="T5">20</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cm" svg:y="18.5cm">
          <text:p text:style-name="P3"/>
          <draw:enhanced-geometry svg:viewBox="0 0 21600 21600" draw:glue-points="10800 0 3160 3160 0 10800 3160 18440 10800 21600 18440 18440 21600 10800 18440 3160" draw:text-areas="3200 3200 18400 18400" draw:type="ellipse"/>
        </draw:custom-shape>
        <draw:g>
          <draw:rect draw:style-name="gr12" draw:text-style-name="P11" draw:layer="Mega88" svg:width="7.24cm" svg:height="1.05cm" svg:x="1cm" svg:y="27.45cm">
            <text:p text:style-name="P3"/>
          </draw:rect>
          <draw:frame draw:style-name="gr13" draw:text-style-name="P13" draw:layer="Mega88" svg:width="7.24cm" svg:height="0.607cm" svg:x="1cm" svg:y="27.524cm">
            <draw:text-box>
              <text:p text:style-name="P12"><text:span text:style-name="T6">The µController Radio Communication Library</text:span></text:p>
            </draw:text-box>
          </draw:frame>
          <draw:polygon draw:style-name="gr14" draw:text-style-name="P14" draw:layer="Mega88" svg:width="0.999cm" svg:height="0.824cm" svg:x="1.134cm" svg:y="26.724cm" svg:viewBox="0 0 1000 825" draw:points="1000,623 797,623 797,524 786,536 772,548 757,559 741,570 722,580 703,590 681,599 658,608 634,615 609,622 583,627 557,631 531,634 504,637 476,639 447,639 410,638 374,637 339,634 308,631 278,626 250,619 224,612 212,609 200,604 200,825 0,825 0,0 200,0 200,397 201,414 205,431 211,446 219,461 230,474 236,481 242,487 250,492 257,498 266,504 275,509 284,514 294,518 305,522 315,526 327,530 338,533 350,536 363,539 375,541 389,543 416,546 446,548 476,548 496,548 516,547 535,545 555,543 573,540 592,536 611,532 629,526 647,520 663,514 679,507 695,499 710,491 723,482 737,473 750,462 762,452 771,443 780,435 786,427 791,420 794,414 796,411 796,408 797,406 797,404 797,0 1000,0">
            <text:p text:style-name="P3"/>
          </draw:polygon>
          <draw:polygon draw:style-name="gr14" draw:text-style-name="P14" draw:layer="Mega88" svg:width="0.648cm" svg:height="0.637cm" svg:x="2.475cm" svg:y="26.709cm" svg:viewBox="0 0 649 638" draw:points="649,25 591,114 578,110 565,106 552,103 540,101 528,99 516,98 504,98 493,97 485,97 477,98 469,98 462,99 454,100 446,102 439,103 431,105 416,110 402,115 387,121 373,129 358,137 343,146 329,157 314,168 300,181 286,193 258,222 202,284 202,638 0,638 0,15 191,15 191,159 233,117 253,99 272,82 292,67 310,54 328,42 345,33 363,25 381,19 400,13 419,8 440,5 461,2 483,1 505,0 527,1 547,2 566,4 585,6 602,10 619,14 634,19">
            <text:p text:style-name="P3"/>
          </draw:polygon>
          <draw:path draw:style-name="gr14" draw:text-style-name="P14" draw:layer="Mega88" svg:width="1.114cm" svg:height="0.653cm" svg:x="3.197cm" svg:y="26.709cm" svg:viewBox="0 0 1115 654" svg:d="m1115 638h-217l-5-4-4-4-4-5-4-5-4-6-4-6-7-13-6-13-5-11-1-6-1-5-1-5v-4l-54 24-55 21-57 18-58 15-60 11-30 4-31 4-30 3-32 1-63 2-42-1-40-2-38-3-35-6-33-6-32-7-15-5-15-5-13-5-14-6-12-6-13-6-10-6-10-6-10-7-9-8-8-7-7-8-6-8-5-9-5-8-4-9-4-19-2-20 1-15 3-15 5-15 6-14 9-13 11-13 13-12 15-12 16-10 19-10 21-10 22-9 25-8 27-8 28-7 31-7 33-6 35-6 37-4 39-5 42-3 43-4 93-4 273-9v-20l-1-21-3-19-5-18-7-16-5-7-5-7-5-7-7-6-6-5-7-6-8-5-8-4-8-5-10-3-10-4-11-3-12-3-13-3-13-2-15-3-31-3-34-3-37-2h-41-21l-23 1-23 1-24 3-53 5-57 8-58 9-52 11-48 11-44 11-59-79 25-7 26-7 28-7 29-6 30-6 32-6 68-10 68-8 66-6 32-2 32-2h30l30-1 58 1 54 3 50 4 47 6 21 4 21 4 20 5 19 5 17 6 18 5 15 7 16 7 14 7 13 8 12 8 11 9 10 9 10 9 9 10 7 11 12 22 9 24 5 26 2 28v262l1 23 3 22 5 21 7 19 10 18 11 17 13 15 8 7zm-260-173v-118l-214 6-73 3-52 3-39 3-40 4-20 2-20 3-19 4-19 3-18 4-18 4-16 5-15 5-14 5-13 6-11 6-11 6-9 6-8 8-7 6-6 9-4 8-3 8-2 9-1 9 1 10 1 5 2 5 2 4 3 4 3 5 3 4 5 4 4 3 5 4 5 3 6 4 6 3 7 3 7 3 15 6 17 5 17 4 19 3 19 3 21 2 21 1 22 1 30-1 30-1 30-2 31-3 30-4 30-5 31-6 31-7 30-8 29-8 27-9 25-9 24-10 23-10 21-12z">
            <text:p text:style-name="P3"/>
          </draw:path>
          <draw:polygon draw:style-name="gr14" draw:text-style-name="P14" draw:layer="Mega88" svg:width="1.025cm" svg:height="0.653cm" svg:x="4.516cm" svg:y="26.709cm" svg:viewBox="0 0 1026 654" draw:points="0,326 3,288 11,253 24,220 43,189 55,174 67,160 82,146 97,133 113,121 131,109 151,97 171,86 215,66 238,57 261,48 286,41 311,33 336,27 363,21 418,12 475,5 535,1 597,0 651,1 704,4 756,9 808,15 858,23 908,33 958,46 1006,59 948,143 906,130 864,119 821,110 778,103 734,97 690,93 645,90 600,89 558,90 538,92 518,93 499,95 480,99 462,102 444,106 427,110 410,115 394,120 378,126 363,132 348,139 319,154 306,162 293,171 282,180 271,189 252,208 237,229 225,251 216,275 211,300 209,326 211,353 216,378 225,402 237,424 253,445 262,455 272,465 283,474 294,483 307,492 321,500 350,515 365,522 380,528 396,534 412,539 430,544 447,549 464,552 483,556 501,558 521,560 540,563 560,564 602,565 645,564 689,561 734,556 779,549 824,541 870,530 917,518 964,503 1026,585 976,601 924,615 872,627 819,637 766,644 712,649 657,653 602,654 537,653 475,648 416,641 388,637 360,631 334,625 307,619 282,611 258,603 234,595 211,585 189,575 168,564 147,552 129,541 111,528 95,515 79,502 66,489 53,474 42,460 24,429 11,397 3,362">
            <text:p text:style-name="P3"/>
          </draw:polygon>
          <draw:path draw:style-name="gr14" draw:text-style-name="P14" draw:layer="Mega88" svg:width="1.131cm" svg:height="0.653cm" svg:x="5.702cm" svg:y="26.709cm" svg:viewBox="0 0 1132 654" svg:d="m566 0 64 2 59 3 29 4 28 4 27 4 26 6 25 5 25 7 24 7 23 8 22 9 21 10 20 10 20 11 19 11 17 12 16 12 15 13 26 28 22 28 16 31 12 32 7 34 3 36-3 36-7 35-12 32-17 31-21 28-27 28-31 24-35 24-20 10-20 11-21 9-22 9-23 8-24 7-25 7-25 6-26 5-27 4-28 4-29 3-59 5-64 1-63-1-61-5-29-3-27-4-28-4-26-5-25-6-25-7-24-7-23-8-22-9-20-9-21-11-19-10-36-24-31-24-26-28-21-28-17-31-12-32-7-35-3-36 2-36 8-34 11-33 17-31 22-28 12-14 14-13 15-13 16-12 17-12 19-12 19-11 21-9 20-10 22-9 23-8 24-7 25-7 25-5 26-6 28-4 27-4 29-4 61-3zm63 561 21-1h19l19-2 19-2 18-2 17-3 18-4 16-4 16-4 15-5 15-6 15-6 14-7 13-7 13-8 12-8 22-18 20-18 17-19 13-21 11-21 8-22 4-23 1-25-1-25-4-25-7-24-11-22-13-20-16-19-19-18-11-9-11-8-12-8-13-7-12-7-14-6-15-6-15-5-15-5-17-4-16-4-17-4-18-2-19-3-19-1-19-2-42-1-41 1-20 1-20 2-18 3-18 2-18 3-16 4-17 5-16 4-15 6-14 5-14 6-12 7-13 7-12 8-11 9-11 8-19 18-15 19-14 21-10 22-7 23-4 25-2 26 2 25 4 23 8 23 10 20 13 21 17 20 19 18 22 18 12 8 13 8 13 7 14 6 15 6 15 6 15 5 16 4 17 4 18 4 17 3 18 2 19 2 20 2h20z">
            <text:p text:style-name="P3"/>
          </draw:path>
          <draw:polygon draw:style-name="gr14" draw:text-style-name="P14" draw:layer="Mega88" svg:width="0.201cm" svg:height="0.888cm" svg:x="7.088cm" svg:y="26.459cm" svg:viewBox="0 0 202 889" draw:points="202,889 0,889 0,0 202,0">
            <text:p text:style-name="P3"/>
          </draw:polygon>
          <draw:g>
            <draw:g>
              <draw:g>
                <draw:circle draw:style-name="gr15" draw:text-style-name="P11" draw:layer="Mega88" svg:width="0.199cm" svg:height="0.2cm" draw:transform="rotate (1.5707963267946) translate (7.738cm 26.4cm)">
                  <text:p text:style-name="P3"/>
                </draw:circle>
                <draw:custom-shape draw:style-name="gr16" draw:text-style-name="P11" draw:layer="Mega88" svg:width="0.596cm" svg:height="0.596cm" draw:transform="rotate (-1.57079632679579) translate (8.136cm 26cm)">
                  <text:p text:style-name="P3"/>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16" draw:text-style-name="P11" draw:layer="Mega88" svg:width="0.298cm" svg:height="0.744cm" svg:x="7.689cm" svg:y="26.596cm">
                  <text:p text:style-name="P3"/>
                  <draw:enhanced-geometry svg:viewBox="0 0 21600 21600" draw:mirror-vertical="true" draw:glue-points="?f6 10800 10800 21600 ?f5 10800 10800 0" draw:text-areas="?f3 ?f3 ?f4 ?f4" draw:mirror-horizont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 draw:text-style-name="P11" draw:layer="Mega88" svg:width="0.596cm" svg:height="0.596cm" draw:transform="rotate (-1.57079632679579) translate (8.136cm 26.003cm)">
                  <text:p text:style-name="P3"/>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frame draw:style-name="gr7" draw:text-style-name="P16" draw:layer="Mega88" svg:width="3.952cm" svg:height="0.607cm" svg:x="1cm" svg:y="27.893cm">
            <draw:text-box>
              <text:p text:style-name="P15"><text:span text:style-name="T7">http://uracoli.nongnu.org</text:span></text:p>
            </draw:text-box>
          </draw:frame>
        </draw:g>
        <draw:frame draw:style-name="gr1" draw:text-style-name="P2" draw:layer="Mega88" svg:width="2cm" svg:height="0.645cm" svg:x="7.743cm" svg:y="7.5cm">
          <draw:text-box>
            <text:p text:style-name="P1"><text:span text:style-name="T1">m1281</text:span></text:p>
          </draw:text-box>
        </draw:frame>
        <draw:frame draw:style-name="gr2" draw:text-style-name="P2" draw:layer="Mega88" svg:width="1.5cm" svg:height="0.645cm" svg:x="11.743cm" svg:y="7.5cm">
          <draw:text-box>
            <text:p text:style-name="P1"><text:span text:style-name="T1">m644</text:span></text:p>
          </draw:text-box>
        </draw:frame>
        <draw:frame draw:style-name="gr3" draw:text-style-name="P4" draw:layer="Mega88" svg:width="1.188cm" svg:height="0.962cm" svg:x="5.501cm" svg:y="9.538cm">
          <draw:text-box>
            <text:p text:style-name="P3"><text:span text:style-name="T1">PD6</text:span></text:p>
          </draw:text-box>
        </draw:frame>
        <draw:frame draw:style-name="gr1" draw:text-style-name="P2" draw:layer="Mega88" svg:width="2cm" svg:height="0.645cm" svg:x="13.594cm" svg:y="9.576cm">
          <draw:text-box>
            <text:p text:style-name="P1"><text:span text:style-name="T1">PB1</text:span></text:p>
          </draw:text-box>
        </draw:frame>
        <draw:custom-shape draw:style-name="gr4" draw:text-style-name="P5" draw:layer="Mega88" svg:width="0.5cm" svg:height="0.538cm" svg:x="11.001cm" svg:y="9.614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9.614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9.614cm">
          <text:p text:style-name="P1"><text:span text:style-name="T2">R23</text:span></text:p>
          <draw:enhanced-geometry svg:viewBox="0 0 21600 21600" draw:type="rectangle" draw:enhanced-path="M 0 0 L 21600 0 21600 21600 0 21600 0 0 Z N"/>
        </draw:custom-shape>
        <draw:frame draw:style-name="gr1" draw:text-style-name="P2" draw:layer="Mega88" svg:width="2.5cm" svg:height="0.645cm" svg:x="9.501cm" svg:y="9.576cm">
          <draw:text-box>
            <text:p text:style-name="P1"><text:span text:style-name="T1">MCLK</text:span></text:p>
          </draw:text-box>
        </draw:frame>
        <draw:custom-shape draw:style-name="gr4" draw:text-style-name="P5" draw:layer="Mega88" svg:width="0.5cm" svg:height="0.538cm" svg:x="7.001cm" svg:y="9.576cm">
          <text:p text:style-name="P3"/>
          <draw:enhanced-geometry svg:viewBox="0 0 21600 21600" draw:type="rectangle" draw:enhanced-path="M 0 0 L 21600 0 21600 21600 0 21600 0 0 Z N"/>
        </draw:custom-shape>
        <draw:custom-shape draw:style-name="gr4" draw:text-style-name="P5" draw:layer="Mega88" svg:width="0.5cm" svg:height="0.538cm" svg:x="9.001cm" svg:y="9.576cm">
          <text:p text:style-name="P3"/>
          <draw:enhanced-geometry svg:viewBox="0 0 21600 21600" draw:type="rectangle" draw:enhanced-path="M 0 0 L 21600 0 21600 21600 0 21600 0 0 Z N"/>
        </draw:custom-shape>
        <draw:custom-shape draw:style-name="gr5" draw:text-style-name="P6" draw:layer="Mega88" svg:width="1.5cm" svg:height="0.538cm" svg:x="7.501cm" svg:y="9.576cm">
          <text:p text:style-name="P1"><text:span text:style-name="T2">R13</text:span></text:p>
          <draw:enhanced-geometry svg:viewBox="0 0 21600 21600" draw:type="rectangle" draw:enhanced-path="M 0 0 L 21600 0 21600 21600 0 21600 0 0 Z N"/>
        </draw:custom-shape>
        <draw:frame draw:style-name="gr3" draw:text-style-name="P4" draw:layer="Mega88" svg:width="1.188cm" svg:height="0.962cm" svg:x="5.501cm" svg:y="8.462cm">
          <draw:text-box>
            <text:p text:style-name="P3"><text:span text:style-name="T1">PD4</text:span></text:p>
          </draw:text-box>
        </draw:frame>
        <draw:frame draw:style-name="gr1" draw:text-style-name="P2" draw:layer="Mega88" svg:width="2cm" svg:height="0.645cm" svg:x="13.594cm" svg:y="8.5cm">
          <draw:text-box>
            <text:p text:style-name="P1"><text:span text:style-name="T1">PD6</text:span></text:p>
          </draw:text-box>
        </draw:frame>
        <draw:custom-shape draw:style-name="gr4" draw:text-style-name="P5" draw:layer="Mega88" svg:width="0.5cm" svg:height="0.538cm" svg:x="11.001cm" svg:y="8.538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8.538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8.538cm">
          <text:p text:style-name="P1"><text:span text:style-name="T2">R28</text:span></text:p>
          <draw:enhanced-geometry svg:viewBox="0 0 21600 21600" draw:type="rectangle" draw:enhanced-path="M 0 0 L 21600 0 21600 21600 0 21600 0 0 Z N"/>
        </draw:custom-shape>
        <draw:frame draw:style-name="gr1" draw:text-style-name="P2" draw:layer="Mega88" svg:width="2.5cm" svg:height="0.645cm" svg:x="9.501cm" svg:y="8.5cm">
          <draw:text-box>
            <text:p text:style-name="P1"><text:span text:style-name="T1">IRQ</text:span></text:p>
          </draw:text-box>
        </draw:frame>
        <draw:custom-shape draw:style-name="gr4" draw:text-style-name="P5" draw:layer="Mega88" svg:width="0.5cm" svg:height="0.538cm" svg:x="7.001cm" svg:y="8.5cm">
          <text:p text:style-name="P3"/>
          <draw:enhanced-geometry svg:viewBox="0 0 21600 21600" draw:type="rectangle" draw:enhanced-path="M 0 0 L 21600 0 21600 21600 0 21600 0 0 Z N"/>
        </draw:custom-shape>
        <draw:custom-shape draw:style-name="gr4" draw:text-style-name="P5" draw:layer="Mega88" svg:width="0.5cm" svg:height="0.538cm" svg:x="9.001cm" svg:y="8.5cm">
          <text:p text:style-name="P3"/>
          <draw:enhanced-geometry svg:viewBox="0 0 21600 21600" draw:type="rectangle" draw:enhanced-path="M 0 0 L 21600 0 21600 21600 0 21600 0 0 Z N"/>
        </draw:custom-shape>
        <draw:custom-shape draw:style-name="gr5" draw:text-style-name="P6" draw:layer="Mega88" svg:width="1.5cm" svg:height="0.538cm" svg:x="7.501cm" svg:y="8.5cm">
          <text:p text:style-name="P1"><text:span text:style-name="T2">R18</text:span></text:p>
          <draw:enhanced-geometry svg:viewBox="0 0 21600 21600" draw:type="rectangle" draw:enhanced-path="M 0 0 L 21600 0 21600 21600 0 21600 0 0 Z N"/>
        </draw:custom-shape>
        <draw:frame draw:style-name="gr3" draw:text-style-name="P4" draw:layer="Mega88" svg:width="1.175cm" svg:height="0.962cm" svg:x="5.501cm" svg:y="10.538cm">
          <draw:text-box>
            <text:p text:style-name="P3"><text:span text:style-name="T1">PB1</text:span></text:p>
          </draw:text-box>
        </draw:frame>
        <draw:frame draw:style-name="gr1" draw:text-style-name="P2" draw:layer="Mega88" svg:width="2cm" svg:height="0.645cm" svg:x="13.594cm" svg:y="10.614cm">
          <draw:text-box>
            <text:p text:style-name="P1"><text:span text:style-name="T1">PB7</text:span></text:p>
          </draw:text-box>
        </draw:frame>
        <draw:custom-shape draw:style-name="gr4" draw:text-style-name="P5" draw:layer="Mega88" svg:width="0.5cm" svg:height="0.538cm" svg:x="11.001cm" svg:y="10.614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10.614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10.614cm">
          <text:p text:style-name="P1"><text:span text:style-name="T2">R24</text:span></text:p>
          <draw:enhanced-geometry svg:viewBox="0 0 21600 21600" draw:type="rectangle" draw:enhanced-path="M 0 0 L 21600 0 21600 21600 0 21600 0 0 Z N"/>
        </draw:custom-shape>
        <draw:frame draw:style-name="gr1" draw:text-style-name="P2" draw:layer="Mega88" svg:width="2.5cm" svg:height="0.645cm" svg:x="9.501cm" svg:y="10.576cm">
          <draw:text-box>
            <text:p text:style-name="P1"><text:span text:style-name="T1">SCK</text:span></text:p>
          </draw:text-box>
        </draw:frame>
        <draw:custom-shape draw:style-name="gr4" draw:text-style-name="P5" draw:layer="Mega88" svg:width="0.5cm" svg:height="0.576cm" svg:x="7.001cm" svg:y="10.538cm">
          <text:p text:style-name="P3"/>
          <draw:enhanced-geometry svg:viewBox="0 0 21600 21600" draw:type="rectangle" draw:enhanced-path="M 0 0 L 21600 0 21600 21600 0 21600 0 0 Z N"/>
        </draw:custom-shape>
        <draw:custom-shape draw:style-name="gr4" draw:text-style-name="P5" draw:layer="Mega88" svg:width="0.5cm" svg:height="0.576cm" svg:x="9.001cm" svg:y="10.538cm">
          <text:p text:style-name="P3"/>
          <draw:enhanced-geometry svg:viewBox="0 0 21600 21600" draw:type="rectangle" draw:enhanced-path="M 0 0 L 21600 0 21600 21600 0 21600 0 0 Z N"/>
        </draw:custom-shape>
        <draw:custom-shape draw:style-name="gr5" draw:text-style-name="P6" draw:layer="Mega88" svg:width="1.5cm" svg:height="0.576cm" svg:x="7.501cm" svg:y="10.538cm">
          <text:p text:style-name="P1"><text:span text:style-name="T2">R14</text:span></text:p>
          <draw:enhanced-geometry svg:viewBox="0 0 21600 21600" draw:type="rectangle" draw:enhanced-path="M 0 0 L 21600 0 21600 21600 0 21600 0 0 Z N"/>
        </draw:custom-shape>
        <draw:frame draw:style-name="gr3" draw:text-style-name="P4" draw:layer="Mega88" svg:width="1.171cm" svg:height="0.962cm" svg:x="5.501cm" svg:y="11.538cm">
          <draw:text-box>
            <text:p text:style-name="P3"><text:span text:style-name="T1">PB0</text:span></text:p>
          </draw:text-box>
        </draw:frame>
        <draw:frame draw:style-name="gr1" draw:text-style-name="P2" draw:layer="Mega88" svg:width="2cm" svg:height="0.645cm" svg:x="13.594cm" svg:y="11.576cm">
          <draw:text-box>
            <text:p text:style-name="P1"><text:span text:style-name="T1">PB4</text:span></text:p>
          </draw:text-box>
        </draw:frame>
        <draw:custom-shape draw:style-name="gr4" draw:text-style-name="P5" draw:layer="Mega88" svg:width="0.5cm" svg:height="0.538cm" svg:x="11.001cm" svg:y="11.614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11.614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11.614cm">
          <text:p text:style-name="P1"><text:span text:style-name="T2">R27</text:span></text:p>
          <draw:enhanced-geometry svg:viewBox="0 0 21600 21600" draw:type="rectangle" draw:enhanced-path="M 0 0 L 21600 0 21600 21600 0 21600 0 0 Z N"/>
        </draw:custom-shape>
        <draw:frame draw:style-name="gr1" draw:text-style-name="P2" draw:layer="Mega88" svg:width="2.5cm" svg:height="0.645cm" svg:x="9.501cm" svg:y="11.576cm">
          <draw:text-box>
            <text:p text:style-name="P1"><text:span text:style-name="T1">/SEL</text:span></text:p>
          </draw:text-box>
        </draw:frame>
        <draw:custom-shape draw:style-name="gr4" draw:text-style-name="P5" draw:layer="Mega88" svg:width="0.5cm" svg:height="0.538cm" svg:x="7.001cm" svg:y="11.576cm">
          <text:p text:style-name="P3"/>
          <draw:enhanced-geometry svg:viewBox="0 0 21600 21600" draw:type="rectangle" draw:enhanced-path="M 0 0 L 21600 0 21600 21600 0 21600 0 0 Z N"/>
        </draw:custom-shape>
        <draw:custom-shape draw:style-name="gr4" draw:text-style-name="P5" draw:layer="Mega88" svg:width="0.5cm" svg:height="0.538cm" svg:x="9.001cm" svg:y="11.576cm">
          <text:p text:style-name="P3"/>
          <draw:enhanced-geometry svg:viewBox="0 0 21600 21600" draw:type="rectangle" draw:enhanced-path="M 0 0 L 21600 0 21600 21600 0 21600 0 0 Z N"/>
        </draw:custom-shape>
        <draw:custom-shape draw:style-name="gr5" draw:text-style-name="P6" draw:layer="Mega88" svg:width="1.5cm" svg:height="0.538cm" svg:x="7.501cm" svg:y="11.576cm">
          <text:p text:style-name="P1"><text:span text:style-name="T2">R17</text:span></text:p>
          <draw:enhanced-geometry svg:viewBox="0 0 21600 21600" draw:type="rectangle" draw:enhanced-path="M 0 0 L 21600 0 21600 21600 0 21600 0 0 Z N"/>
        </draw:custom-shape>
        <draw:frame draw:style-name="gr3" draw:text-style-name="P4" draw:layer="Mega88" svg:width="1.171cm" svg:height="0.962cm" svg:x="5.594cm" svg:y="13.538cm">
          <draw:text-box>
            <text:p text:style-name="P3"><text:span text:style-name="T1">PB2</text:span></text:p>
          </draw:text-box>
        </draw:frame>
        <draw:frame draw:style-name="gr1" draw:text-style-name="P2" draw:layer="Mega88" svg:width="2cm" svg:height="0.645cm" svg:x="13.501cm" svg:y="13.538cm">
          <draw:text-box>
            <text:p text:style-name="P1"><text:span text:style-name="T1">PB5</text:span></text:p>
          </draw:text-box>
        </draw:frame>
        <draw:custom-shape draw:style-name="gr4" draw:text-style-name="P5" draw:layer="Mega88" svg:width="0.5cm" svg:height="0.538cm" svg:x="11.001cm" svg:y="13.538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13.538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13.538cm">
          <text:p text:style-name="P1"><text:span text:style-name="T2">R26</text:span></text:p>
          <draw:enhanced-geometry svg:viewBox="0 0 21600 21600" draw:type="rectangle" draw:enhanced-path="M 0 0 L 21600 0 21600 21600 0 21600 0 0 Z N"/>
        </draw:custom-shape>
        <draw:frame draw:style-name="gr1" draw:text-style-name="P2" draw:layer="Mega88" svg:width="2.5cm" svg:height="0.645cm" svg:x="9.501cm" svg:y="13.5cm">
          <draw:text-box>
            <text:p text:style-name="P1"><text:span text:style-name="T1">MOSI</text:span></text:p>
          </draw:text-box>
        </draw:frame>
        <draw:custom-shape draw:style-name="gr4" draw:text-style-name="P5" draw:layer="Mega88" svg:width="0.5cm" svg:height="0.538cm" svg:x="7.001cm" svg:y="13.5cm">
          <text:p text:style-name="P3"/>
          <draw:enhanced-geometry svg:viewBox="0 0 21600 21600" draw:mirror-horizontal="false" draw:mirror-vertical="false" draw:type="rectangle" draw:enhanced-path="M 0 0 L 21600 0 21600 21600 0 21600 0 0 Z N"/>
        </draw:custom-shape>
        <draw:custom-shape draw:style-name="gr4" draw:text-style-name="P5" draw:layer="Mega88" svg:width="0.5cm" svg:height="0.538cm" svg:x="9.001cm" svg:y="13.5cm">
          <text:p text:style-name="P3"/>
          <draw:enhanced-geometry svg:viewBox="0 0 21600 21600" draw:type="rectangle" draw:enhanced-path="M 0 0 L 21600 0 21600 21600 0 21600 0 0 Z N"/>
        </draw:custom-shape>
        <draw:custom-shape draw:style-name="gr5" draw:text-style-name="P6" draw:layer="Mega88" svg:width="1.5cm" svg:height="0.538cm" svg:x="7.501cm" svg:y="13.5cm">
          <text:p text:style-name="P1"><text:span text:style-name="T2">R16</text:span></text:p>
          <draw:enhanced-geometry svg:viewBox="0 0 21600 21600" draw:type="rectangle" draw:enhanced-path="M 0 0 L 21600 0 21600 21600 0 21600 0 0 Z N"/>
        </draw:custom-shape>
        <draw:frame draw:style-name="gr3" draw:text-style-name="P4" draw:layer="Mega88" svg:width="1.171cm" svg:height="0.962cm" svg:x="5.501cm" svg:y="12.5cm">
          <draw:text-box>
            <text:p text:style-name="P3"><text:span text:style-name="T1">PB3</text:span></text:p>
          </draw:text-box>
        </draw:frame>
        <draw:frame draw:style-name="gr1" draw:text-style-name="P2" draw:layer="Mega88" svg:width="2cm" svg:height="0.645cm" svg:x="13.594cm" svg:y="12.538cm">
          <draw:text-box>
            <text:p text:style-name="P1"><text:span text:style-name="T1">PB6</text:span></text:p>
          </draw:text-box>
        </draw:frame>
        <draw:custom-shape draw:style-name="gr4" draw:text-style-name="P5" draw:layer="Mega88" svg:width="0.5cm" svg:height="0.5cm" svg:x="11.001cm" svg:y="12.576cm">
          <text:p text:style-name="P3"/>
          <draw:enhanced-geometry svg:viewBox="0 0 21600 21600" draw:type="rectangle" draw:enhanced-path="M 0 0 L 21600 0 21600 21600 0 21600 0 0 Z N"/>
        </draw:custom-shape>
        <draw:custom-shape draw:style-name="gr4" draw:text-style-name="P5" draw:layer="Mega88" svg:width="0.5cm" svg:height="0.5cm" svg:x="13.001cm" svg:y="12.576cm">
          <text:p text:style-name="P3"/>
          <draw:enhanced-geometry svg:viewBox="0 0 21600 21600" draw:mirror-horizontal="false" draw:mirror-vertical="false" draw:type="rectangle" draw:enhanced-path="M 0 0 L 21600 0 21600 21600 0 21600 0 0 Z N"/>
        </draw:custom-shape>
        <draw:custom-shape draw:style-name="gr5" draw:text-style-name="P6" draw:layer="Mega88" svg:width="1.5cm" svg:height="0.5cm" svg:x="11.501cm" svg:y="12.576cm">
          <text:p text:style-name="P1"><text:span text:style-name="T2">R25</text:span></text:p>
          <draw:enhanced-geometry svg:viewBox="0 0 21600 21600" draw:type="rectangle" draw:enhanced-path="M 0 0 L 21600 0 21600 21600 0 21600 0 0 Z N"/>
        </draw:custom-shape>
        <draw:frame draw:style-name="gr1" draw:text-style-name="P2" draw:layer="Mega88" svg:width="2.5cm" svg:height="0.645cm" svg:x="9.501cm" svg:y="12.538cm">
          <draw:text-box>
            <text:p text:style-name="P1"><text:span text:style-name="T1">MISO</text:span></text:p>
          </draw:text-box>
        </draw:frame>
        <draw:custom-shape draw:style-name="gr4" draw:text-style-name="P5" draw:layer="Mega88" svg:width="0.5cm" svg:height="0.5cm" svg:x="7.001cm" svg:y="12.538cm">
          <text:p text:style-name="P3"/>
          <draw:enhanced-geometry svg:viewBox="0 0 21600 21600" draw:type="rectangle" draw:enhanced-path="M 0 0 L 21600 0 21600 21600 0 21600 0 0 Z N"/>
        </draw:custom-shape>
        <draw:custom-shape draw:style-name="gr4" draw:text-style-name="P5" draw:layer="Mega88" svg:width="0.5cm" svg:height="0.5cm" svg:x="9.001cm" svg:y="12.538cm">
          <text:p text:style-name="P3"/>
          <draw:enhanced-geometry svg:viewBox="0 0 21600 21600" draw:type="rectangle" draw:enhanced-path="M 0 0 L 21600 0 21600 21600 0 21600 0 0 Z N"/>
        </draw:custom-shape>
        <draw:custom-shape draw:style-name="gr5" draw:text-style-name="P6" draw:layer="Mega88" svg:width="1.5cm" svg:height="0.5cm" svg:x="7.501cm" svg:y="12.538cm">
          <text:p text:style-name="P1"><text:span text:style-name="T2">R15</text:span></text:p>
          <draw:enhanced-geometry svg:viewBox="0 0 21600 21600" draw:type="rectangle" draw:enhanced-path="M 0 0 L 21600 0 21600 21600 0 21600 0 0 Z N"/>
        </draw:custom-shape>
        <draw:frame draw:style-name="gr3" draw:text-style-name="P4" draw:layer="Mega88" svg:width="1.171cm" svg:height="0.962cm" svg:x="5.594cm" svg:y="14.538cm">
          <draw:text-box>
            <text:p text:style-name="P3"><text:span text:style-name="T1">PB5</text:span></text:p>
          </draw:text-box>
        </draw:frame>
        <draw:frame draw:style-name="gr1" draw:text-style-name="P2" draw:layer="Mega88" svg:width="2cm" svg:height="0.645cm" svg:x="13.501cm" svg:y="14.538cm">
          <draw:text-box>
            <text:p text:style-name="P1"><text:span text:style-name="T1">PB2</text:span></text:p>
          </draw:text-box>
        </draw:frame>
        <draw:custom-shape draw:style-name="gr4" draw:text-style-name="P5" draw:layer="Mega88" svg:width="0.5cm" svg:height="0.538cm" svg:x="11.001cm" svg:y="14.538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14.538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14.538cm">
          <text:p text:style-name="P1"><text:span text:style-name="T2">R20</text:span></text:p>
          <draw:enhanced-geometry svg:viewBox="0 0 21600 21600" draw:type="rectangle" draw:enhanced-path="M 0 0 L 21600 0 21600 21600 0 21600 0 0 Z N"/>
        </draw:custom-shape>
        <draw:frame draw:style-name="gr1" draw:text-style-name="P2" draw:layer="Mega88" svg:width="2cm" svg:height="0.645cm" svg:x="9.501cm" svg:y="14.5cm">
          <draw:text-box>
            <text:p text:style-name="P1"><text:span text:style-name="T1">/RST</text:span></text:p>
          </draw:text-box>
        </draw:frame>
        <draw:custom-shape draw:style-name="gr4" draw:text-style-name="P5" draw:layer="Mega88" svg:width="0.5cm" svg:height="0.538cm" svg:x="7.001cm" svg:y="14.5cm">
          <text:p text:style-name="P3"/>
          <draw:enhanced-geometry svg:viewBox="0 0 21600 21600" draw:type="rectangle" draw:enhanced-path="M 0 0 L 21600 0 21600 21600 0 21600 0 0 Z N"/>
        </draw:custom-shape>
        <draw:custom-shape draw:style-name="gr4" draw:text-style-name="P5" draw:layer="Mega88" svg:width="0.5cm" svg:height="0.538cm" svg:x="9.001cm" svg:y="14.5cm">
          <text:p text:style-name="P3"/>
          <draw:enhanced-geometry svg:viewBox="0 0 21600 21600" draw:type="rectangle" draw:enhanced-path="M 0 0 L 21600 0 21600 21600 0 21600 0 0 Z N"/>
        </draw:custom-shape>
        <draw:custom-shape draw:style-name="gr5" draw:text-style-name="P6" draw:layer="Mega88" svg:width="1.5cm" svg:height="0.538cm" svg:x="7.501cm" svg:y="14.5cm">
          <text:p text:style-name="P1"><text:span text:style-name="T2">R10</text:span></text:p>
          <draw:enhanced-geometry svg:viewBox="0 0 21600 21600" draw:type="rectangle" draw:enhanced-path="M 0 0 L 21600 0 21600 21600 0 21600 0 0 Z N"/>
        </draw:custom-shape>
        <draw:frame draw:style-name="gr3" draw:text-style-name="P4" draw:layer="Mega88" svg:width="1.171cm" svg:height="0.962cm" svg:x="5.594cm" svg:y="15.5cm">
          <draw:text-box>
            <text:p text:style-name="P3"><text:span text:style-name="T1">PB4</text:span></text:p>
          </draw:text-box>
        </draw:frame>
        <draw:frame draw:style-name="gr1" draw:text-style-name="P2" draw:layer="Mega88" svg:width="2cm" svg:height="0.645cm" svg:x="13.501cm" svg:y="15.5cm">
          <draw:text-box>
            <text:p text:style-name="P1"><text:span text:style-name="T1">PD7</text:span></text:p>
          </draw:text-box>
        </draw:frame>
        <draw:custom-shape draw:style-name="gr4" draw:text-style-name="P5" draw:layer="Mega88" svg:width="0.5cm" svg:height="0.538cm" svg:x="11.001cm" svg:y="15.5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15.5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15.5cm">
          <text:p text:style-name="P1"><text:span text:style-name="T2">R22</text:span></text:p>
          <draw:enhanced-geometry svg:viewBox="0 0 21600 21600" draw:type="rectangle" draw:enhanced-path="M 0 0 L 21600 0 21600 21600 0 21600 0 0 Z N"/>
        </draw:custom-shape>
        <draw:frame draw:style-name="gr1" draw:text-style-name="P2" draw:layer="Mega88" svg:width="3cm" svg:height="0.645cm" svg:x="9.501cm" svg:y="15.462cm">
          <draw:text-box>
            <text:p text:style-name="P1"><text:span text:style-name="T1">SLPTR</text:span></text:p>
          </draw:text-box>
        </draw:frame>
        <draw:custom-shape draw:style-name="gr4" draw:text-style-name="P5" draw:layer="Mega88" svg:width="0.5cm" svg:height="0.538cm" svg:x="7.001cm" svg:y="15.462cm">
          <text:p text:style-name="P3"/>
          <draw:enhanced-geometry svg:viewBox="0 0 21600 21600" draw:type="rectangle" draw:enhanced-path="M 0 0 L 21600 0 21600 21600 0 21600 0 0 Z N"/>
        </draw:custom-shape>
        <draw:custom-shape draw:style-name="gr4" draw:text-style-name="P5" draw:layer="Mega88" svg:width="0.5cm" svg:height="0.538cm" svg:x="9.001cm" svg:y="15.462cm">
          <text:p text:style-name="P3"/>
          <draw:enhanced-geometry svg:viewBox="0 0 21600 21600" draw:type="rectangle" draw:enhanced-path="M 0 0 L 21600 0 21600 21600 0 21600 0 0 Z N"/>
        </draw:custom-shape>
        <draw:custom-shape draw:style-name="gr5" draw:text-style-name="P6" draw:layer="Mega88" svg:width="1.5cm" svg:height="0.538cm" svg:x="7.501cm" svg:y="15.462cm">
          <text:p text:style-name="P1"><text:span text:style-name="T2">R12</text:span></text:p>
          <draw:enhanced-geometry svg:viewBox="0 0 21600 21600" draw:type="rectangle" draw:enhanced-path="M 0 0 L 21600 0 21600 21600 0 21600 0 0 Z N"/>
        </draw:custom-shape>
        <draw:frame draw:style-name="gr3" draw:text-style-name="P4" draw:layer="Mega88" svg:width="1.171cm" svg:height="0.962cm" svg:x="5.594cm" svg:y="16.538cm">
          <draw:text-box>
            <text:p text:style-name="P3"><text:span text:style-name="T1">PB6</text:span></text:p>
          </draw:text-box>
        </draw:frame>
        <draw:frame draw:style-name="gr1" draw:text-style-name="P2" draw:layer="Mega88" svg:width="2cm" svg:height="0.645cm" svg:x="13.501cm" svg:y="16.538cm">
          <draw:text-box>
            <text:p text:style-name="P1"><text:span text:style-name="T1">PB3</text:span></text:p>
          </draw:text-box>
        </draw:frame>
        <draw:custom-shape draw:style-name="gr4" draw:text-style-name="P5" draw:layer="Mega88" svg:width="0.5cm" svg:height="0.538cm" svg:x="11.001cm" svg:y="16.538cm">
          <text:p text:style-name="P3"/>
          <draw:enhanced-geometry svg:viewBox="0 0 21600 21600" draw:type="rectangle" draw:enhanced-path="M 0 0 L 21600 0 21600 21600 0 21600 0 0 Z N"/>
        </draw:custom-shape>
        <draw:custom-shape draw:style-name="gr4" draw:text-style-name="P5" draw:layer="Mega88" svg:width="0.5cm" svg:height="0.538cm" svg:x="13.001cm" svg:y="16.538cm">
          <text:p text:style-name="P3"/>
          <draw:enhanced-geometry svg:viewBox="0 0 21600 21600" draw:type="rectangle" draw:enhanced-path="M 0 0 L 21600 0 21600 21600 0 21600 0 0 Z N"/>
        </draw:custom-shape>
        <draw:custom-shape draw:style-name="gr5" draw:text-style-name="P6" draw:layer="Mega88" svg:width="1.5cm" svg:height="0.538cm" svg:x="11.501cm" svg:y="16.538cm">
          <text:p text:style-name="P1"><text:span text:style-name="T2">R21</text:span></text:p>
          <draw:enhanced-geometry svg:viewBox="0 0 21600 21600" draw:type="rectangle" draw:enhanced-path="M 0 0 L 21600 0 21600 21600 0 21600 0 0 Z N"/>
        </draw:custom-shape>
        <draw:frame draw:style-name="gr1" draw:text-style-name="P2" draw:layer="Mega88" svg:width="2.5cm" svg:height="0.645cm" svg:x="9.501cm" svg:y="16.5cm">
          <draw:text-box>
            <text:p text:style-name="P1"><text:span text:style-name="T1">TXCW</text:span></text:p>
          </draw:text-box>
        </draw:frame>
        <draw:custom-shape draw:style-name="gr4" draw:text-style-name="P5" draw:layer="Mega88" svg:width="0.5cm" svg:height="0.538cm" svg:x="7.001cm" svg:y="16.5cm">
          <text:p text:style-name="P3"/>
          <draw:enhanced-geometry svg:viewBox="0 0 21600 21600" draw:type="rectangle" draw:enhanced-path="M 0 0 L 21600 0 21600 21600 0 21600 0 0 Z N"/>
        </draw:custom-shape>
        <draw:custom-shape draw:style-name="gr4" draw:text-style-name="P5" draw:layer="Mega88" svg:width="0.5cm" svg:height="0.538cm" svg:x="9.001cm" svg:y="16.5cm">
          <text:p text:style-name="P3"/>
          <draw:enhanced-geometry svg:viewBox="0 0 21600 21600" draw:type="rectangle" draw:enhanced-path="M 0 0 L 21600 0 21600 21600 0 21600 0 0 Z N"/>
        </draw:custom-shape>
        <draw:custom-shape draw:style-name="gr5" draw:text-style-name="P6" draw:layer="Mega88" svg:width="1.5cm" svg:height="0.538cm" svg:x="7.501cm" svg:y="16.5cm">
          <text:p text:style-name="P1"><text:span text:style-name="T2">R11</text:span></text:p>
          <draw:enhanced-geometry svg:viewBox="0 0 21600 21600" draw:type="rectangle" draw:enhanced-path="M 0 0 L 21600 0 21600 21600 0 21600 0 0 Z N"/>
        </draw:custom-shape>
        <draw:frame draw:style-name="gr7" draw:text-style-name="P7" draw:layer="Mega88" svg:width="3.186cm" svg:height="1.039cm" svg:x="1.315cm" svg:y="1.961cm">
          <draw:text-box>
            <text:p text:style-name="P1"><text:span text:style-name="T3">STK500</text:span></text:p>
            <text:p text:style-name="P3"><text:span text:style-name="T3">EXPAND1 : 20x2</text:span></text:p>
          </draw:text-box>
        </draw:frame>
        <draw:frame draw:style-name="gr7" draw:text-style-name="P17" draw:layer="Mega88" svg:width="7.809cm" svg:height="1.361cm" svg:x="6.001cm" svg:y="1.198cm">
          <draw:text-box>
            <text:p text:style-name="P1"><text:span text:style-name="T4">Patcharea Radio Extender V3.2</text:span></text:p>
            <text:p text:style-name="P1"><text:span text:style-name="T4">Board stk_m8/stk_m88</text:span></text:p>
          </draw:text-box>
        </draw:frame>
        <draw:custom-shape draw:style-name="gr8" draw:text-style-name="P9" draw:layer="Mega88" svg:width="1cm" svg:height="1cm" svg:x="3.501cm" svg:y="8cm">
          <text:p text:style-name="P1"><text:span text:style-name="T5">34</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8cm">
          <text:p text:style-name="P1"><text:span text:style-name="T5">33</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5cm">
          <text:p text:style-name="P1"><text:span text:style-name="T5">38</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5cm">
          <text:p text:style-name="P1"><text:span text:style-name="T5">37</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6.5cm">
          <text:p text:style-name="P1"><text:span text:style-name="T5">36</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6.5cm">
          <text:p text:style-name="P1"><text:span text:style-name="T5">35</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3.5cm">
          <text:p text:style-name="P1"><text:span text:style-name="T5">40</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3.5cm">
          <text:p text:style-name="P1"><text:span text:style-name="T5">39</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9.5cm">
          <text:p text:style-name="P1"><text:span text:style-name="T5">32</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9.5cm">
          <text:p text:style-name="P1"><text:span text:style-name="T5">31</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1cm">
          <text:p text:style-name="P1"><text:span text:style-name="T5">30</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11cm">
          <text:p text:style-name="P1"><text:span text:style-name="T5">29</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4cm">
          <text:p text:style-name="P1"><text:span text:style-name="T5">26</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4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2.5cm">
          <text:p text:style-name="P1"><text:span text:style-name="T5">28</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2.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5.5cm">
          <text:p text:style-name="P1"><text:span text:style-name="T5">24</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5.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7cm">
          <text:p text:style-name="P1"><text:span text:style-name="T5">22</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7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8.5cm">
          <text:p text:style-name="P1"><text:span text:style-name="T5">20</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8.5cm">
          <text:p text:style-name="P3"/>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3.501cm" svg:y="20cm">
          <text:p text:style-name="P3"/>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20cm">
          <text:p text:style-name="P3"/>
          <draw:enhanced-geometry svg:viewBox="0 0 21600 21600" draw:glue-points="10800 0 3160 3160 0 10800 3160 18440 10800 21600 18440 18440 21600 10800 18440 3160" draw:text-areas="3200 3200 18400 18400" draw:type="ellipse"/>
        </draw:custom-shape>
        <draw:line draw:style-name="gr10" draw:text-style-name="P11" draw:layer="Mega88" svg:x1="5.001cm" svg:y1="21.5cm" svg:x2="5.001cm" svg:y2="3cm">
          <text:p text:style-name="P3"/>
        </draw:line>
        <draw:line draw:style-name="gr10" draw:text-style-name="P11" draw:layer="Mega88" svg:x1="1.001cm" svg:y1="3cm" svg:x2="5.001cm" svg:y2="3cm">
          <text:p text:style-name="P3"/>
        </draw:line>
        <draw:line draw:style-name="gr11" draw:text-style-name="P10" draw:layer="Mega88" svg:x1="2.001cm" svg:y1="4cm" svg:x2="1.001cm" svg:y2="4cm">
          <text:p text:style-name="P3"/>
        </draw:line>
        <draw:line draw:style-name="gr11" draw:text-style-name="P10" draw:layer="Mega88" svg:x1="2.001cm" svg:y1="5.5cm" svg:x2="1.001cm" svg:y2="5.5cm">
          <text:p text:style-name="P3"/>
        </draw:line>
        <draw:line draw:style-name="gr11" draw:text-style-name="P10" draw:layer="Mega88" svg:x1="2.001cm" svg:y1="7cm" svg:x2="1.001cm" svg:y2="7cm">
          <text:p text:style-name="P3"/>
        </draw:line>
        <draw:line draw:style-name="gr11" draw:text-style-name="P10" draw:layer="Mega88" svg:x1="2.001cm" svg:y1="8.5cm" svg:x2="1.001cm" svg:y2="8.5cm">
          <text:p text:style-name="P3"/>
        </draw:line>
        <draw:line draw:style-name="gr11" draw:text-style-name="P10" draw:layer="Mega88" svg:x1="2.001cm" svg:y1="10cm" svg:x2="1.001cm" svg:y2="10cm">
          <text:p text:style-name="P3"/>
        </draw:line>
        <draw:line draw:style-name="gr11" draw:text-style-name="P10" draw:layer="Mega88" svg:x1="2.001cm" svg:y1="11.5cm" svg:x2="1.001cm" svg:y2="11.5cm">
          <text:p text:style-name="P3"/>
        </draw:line>
        <draw:custom-shape draw:style-name="gr8" draw:text-style-name="P9" draw:layer="Mega88" svg:width="1cm" svg:height="1cm" svg:x="3.501cm" svg:y="11cm">
          <text:p text:style-name="P1"><text:span text:style-name="T5">30</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2.001cm" svg:y="11cm">
          <text:p text:style-name="P1"><text:span text:style-name="T5">29</text:span></text:p>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4cm">
          <text:p text:style-name="P1"><text:span text:style-name="T5">26</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4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2.5cm">
          <text:p text:style-name="P1"><text:span text:style-name="T5">28</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2.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5.5cm">
          <text:p text:style-name="P1"><text:span text:style-name="T5">24</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5.5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7cm">
          <text:p text:style-name="P1"><text:span text:style-name="T5">22</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7cm">
          <text:p text:style-name="P3"/>
          <draw:enhanced-geometry svg:viewBox="0 0 21600 21600" draw:glue-points="10800 0 3160 3160 0 10800 3160 18440 10800 21600 18440 18440 21600 10800 18440 3160" draw:text-areas="3200 3200 18400 18400" draw:type="ellipse"/>
        </draw:custom-shape>
        <draw:custom-shape draw:style-name="gr8" draw:text-style-name="P9" draw:layer="Mega88" svg:width="1cm" svg:height="1cm" svg:x="3.501cm" svg:y="18.5cm">
          <text:p text:style-name="P1"><text:span text:style-name="T5">20</text:span></text:p>
          <draw:enhanced-geometry svg:viewBox="0 0 21600 21600" draw:glue-points="10800 0 3160 3160 0 10800 3160 18440 10800 21600 18440 18440 21600 10800 18440 3160" draw:text-areas="3200 3200 18400 18400" draw:type="ellipse"/>
        </draw:custom-shape>
        <draw:custom-shape draw:style-name="gr9" draw:text-style-name="P10" draw:layer="Mega88" svg:width="1cm" svg:height="1cm" svg:x="2.001cm" svg:y="18.5cm">
          <text:p text:style-name="P3"/>
          <draw:enhanced-geometry svg:viewBox="0 0 21600 21600" draw:glue-points="10800 0 3160 3160 0 10800 3160 18440 10800 21600 18440 18440 21600 10800 18440 3160" draw:text-areas="3200 3200 18400 18400" draw:type="ellipse"/>
        </draw:custom-shape>
        <draw:g>
          <draw:rect draw:style-name="gr12" draw:text-style-name="P11" draw:layer="Mega88" svg:width="7.24cm" svg:height="1.05cm" svg:x="1.001cm" svg:y="27.45cm">
            <text:p text:style-name="P3"/>
          </draw:rect>
          <draw:frame draw:style-name="gr13" draw:text-style-name="P13" draw:layer="Mega88" svg:width="7.24cm" svg:height="0.607cm" svg:x="1.001cm" svg:y="27.524cm">
            <draw:text-box>
              <text:p text:style-name="P12"><text:span text:style-name="T6">The µController Radio Communication Library</text:span></text:p>
            </draw:text-box>
          </draw:frame>
          <draw:polygon draw:style-name="gr14" draw:text-style-name="P14" draw:layer="Mega88" svg:width="0.999cm" svg:height="0.824cm" svg:x="1.135cm" svg:y="26.724cm" svg:viewBox="0 0 1000 825" draw:points="1000,623 797,623 797,524 786,536 772,548 757,559 741,570 722,580 703,590 681,599 658,608 634,615 609,622 583,627 557,631 531,634 504,637 476,639 447,639 410,638 374,637 339,634 308,631 278,626 250,619 224,612 212,609 200,604 200,825 0,825 0,0 200,0 200,397 201,414 205,431 211,446 219,461 230,474 236,481 242,487 250,492 257,498 266,504 275,509 284,514 294,518 305,522 315,526 327,530 338,533 350,536 363,539 375,541 389,543 416,546 446,548 476,548 496,548 516,547 535,545 555,543 573,540 592,536 611,532 629,526 647,520 663,514 679,507 695,499 710,491 723,482 737,473 750,462 762,452 771,443 780,435 786,427 791,420 794,414 796,411 796,408 797,406 797,404 797,0 1000,0">
            <text:p text:style-name="P3"/>
          </draw:polygon>
          <draw:polygon draw:style-name="gr14" draw:text-style-name="P14" draw:layer="Mega88" svg:width="0.648cm" svg:height="0.637cm" svg:x="2.476cm" svg:y="26.709cm" svg:viewBox="0 0 649 638" draw:points="649,25 591,114 578,110 565,106 552,103 540,101 528,99 516,98 504,98 493,97 485,97 477,98 469,98 462,99 454,100 446,102 439,103 431,105 416,110 402,115 387,121 373,129 358,137 343,146 329,157 314,168 300,181 286,193 258,222 202,284 202,638 0,638 0,15 191,15 191,159 233,117 253,99 272,82 292,67 310,54 328,42 345,33 363,25 381,19 400,13 419,8 440,5 461,2 483,1 505,0 527,1 547,2 566,4 585,6 602,10 619,14 634,19">
            <text:p text:style-name="P3"/>
          </draw:polygon>
          <draw:path draw:style-name="gr14" draw:text-style-name="P14" draw:layer="Mega88" svg:width="1.114cm" svg:height="0.653cm" svg:x="3.198cm" svg:y="26.709cm" svg:viewBox="0 0 1115 654" svg:d="m1115 638h-217l-5-4-4-4-4-5-4-5-4-6-4-6-7-13-6-13-5-11-1-6-1-5-1-5v-4l-54 24-55 21-57 18-58 15-60 11-30 4-31 4-30 3-32 1-63 2-42-1-40-2-38-3-35-6-33-6-32-7-15-5-15-5-13-5-14-6-12-6-13-6-10-6-10-6-10-7-9-8-8-7-7-8-6-8-5-9-5-8-4-9-4-19-2-20 1-15 3-15 5-15 6-14 9-13 11-13 13-12 15-12 16-10 19-10 21-10 22-9 25-8 27-8 28-7 31-7 33-6 35-6 37-4 39-5 42-3 43-4 93-4 273-9v-20l-1-21-3-19-5-18-7-16-5-7-5-7-5-7-7-6-6-5-7-6-8-5-8-4-8-5-10-3-10-4-11-3-12-3-13-3-13-2-15-3-31-3-34-3-37-2h-41-21l-23 1-23 1-24 3-53 5-57 8-58 9-52 11-48 11-44 11-59-79 25-7 26-7 28-7 29-6 30-6 32-6 68-10 68-8 66-6 32-2 32-2h30l30-1 58 1 54 3 50 4 47 6 21 4 21 4 20 5 19 5 17 6 18 5 15 7 16 7 14 7 13 8 12 8 11 9 10 9 10 9 9 10 7 11 12 22 9 24 5 26 2 28v262l1 23 3 22 5 21 7 19 10 18 11 17 13 15 8 7zm-260-173v-118l-214 6-73 3-52 3-39 3-40 4-20 2-20 3-19 4-19 3-18 4-18 4-16 5-15 5-14 5-13 6-11 6-11 6-9 6-8 8-7 6-6 9-4 8-3 8-2 9-1 9 1 10 1 5 2 5 2 4 3 4 3 5 3 4 5 4 4 3 5 4 5 3 6 4 6 3 7 3 7 3 15 6 17 5 17 4 19 3 19 3 21 2 21 1 22 1 30-1 30-1 30-2 31-3 30-4 30-5 31-6 31-7 30-8 29-8 27-9 25-9 24-10 23-10 21-12z">
            <text:p text:style-name="P3"/>
          </draw:path>
          <draw:polygon draw:style-name="gr14" draw:text-style-name="P14" draw:layer="Mega88" svg:width="1.025cm" svg:height="0.653cm" svg:x="4.517cm" svg:y="26.709cm" svg:viewBox="0 0 1026 654" draw:points="0,326 3,288 11,253 24,220 43,189 55,174 67,160 82,146 97,133 113,121 131,109 151,97 171,86 215,66 238,57 261,48 286,41 311,33 336,27 363,21 418,12 475,5 535,1 597,0 651,1 704,4 756,9 808,15 858,23 908,33 958,46 1006,59 948,143 906,130 864,119 821,110 778,103 734,97 690,93 645,90 600,89 558,90 538,92 518,93 499,95 480,99 462,102 444,106 427,110 410,115 394,120 378,126 363,132 348,139 319,154 306,162 293,171 282,180 271,189 252,208 237,229 225,251 216,275 211,300 209,326 211,353 216,378 225,402 237,424 253,445 262,455 272,465 283,474 294,483 307,492 321,500 350,515 365,522 380,528 396,534 412,539 430,544 447,549 464,552 483,556 501,558 521,560 540,563 560,564 602,565 645,564 689,561 734,556 779,549 824,541 870,530 917,518 964,503 1026,585 976,601 924,615 872,627 819,637 766,644 712,649 657,653 602,654 537,653 475,648 416,641 388,637 360,631 334,625 307,619 282,611 258,603 234,595 211,585 189,575 168,564 147,552 129,541 111,528 95,515 79,502 66,489 53,474 42,460 24,429 11,397 3,362">
            <text:p text:style-name="P3"/>
          </draw:polygon>
          <draw:path draw:style-name="gr14" draw:text-style-name="P14" draw:layer="Mega88" svg:width="1.131cm" svg:height="0.653cm" svg:x="5.703cm" svg:y="26.709cm" svg:viewBox="0 0 1132 654" svg:d="m566 0 64 2 59 3 29 4 28 4 27 4 26 6 25 5 25 7 24 7 23 8 22 9 21 10 20 10 20 11 19 11 17 12 16 12 15 13 26 28 22 28 16 31 12 32 7 34 3 36-3 36-7 35-12 32-17 31-21 28-27 28-31 24-35 24-20 10-20 11-21 9-22 9-23 8-24 7-25 7-25 6-26 5-27 4-28 4-29 3-59 5-64 1-63-1-61-5-29-3-27-4-28-4-26-5-25-6-25-7-24-7-23-8-22-9-20-9-21-11-19-10-36-24-31-24-26-28-21-28-17-31-12-32-7-35-3-36 2-36 8-34 11-33 17-31 22-28 12-14 14-13 15-13 16-12 17-12 19-12 19-11 21-9 20-10 22-9 23-8 24-7 25-7 25-5 26-6 28-4 27-4 29-4 61-3zm63 561 21-1h19l19-2 19-2 18-2 17-3 18-4 16-4 16-4 15-5 15-6 15-6 14-7 13-7 13-8 12-8 22-18 20-18 17-19 13-21 11-21 8-22 4-23 1-25-1-25-4-25-7-24-11-22-13-20-16-19-19-18-11-9-11-8-12-8-13-7-12-7-14-6-15-6-15-5-15-5-17-4-16-4-17-4-18-2-19-3-19-1-19-2-42-1-41 1-20 1-20 2-18 3-18 2-18 3-16 4-17 5-16 4-15 6-14 5-14 6-12 7-13 7-12 8-11 9-11 8-19 18-15 19-14 21-10 22-7 23-4 25-2 26 2 25 4 23 8 23 10 20 13 21 17 20 19 18 22 18 12 8 13 8 13 7 14 6 15 6 15 6 15 5 16 4 17 4 18 4 17 3 18 2 19 2 20 2h20z">
            <text:p text:style-name="P3"/>
          </draw:path>
          <draw:polygon draw:style-name="gr14" draw:text-style-name="P14" draw:layer="Mega88" svg:width="0.201cm" svg:height="0.888cm" svg:x="7.089cm" svg:y="26.459cm" svg:viewBox="0 0 202 889" draw:points="202,889 0,889 0,0 202,0">
            <text:p text:style-name="P3"/>
          </draw:polygon>
          <draw:g>
            <draw:g>
              <draw:g>
                <draw:circle draw:style-name="gr15" draw:text-style-name="P11" draw:layer="Mega88" svg:width="0.199cm" svg:height="0.2cm" draw:transform="rotate (1.5707963267946) translate (7.739cm 26.4cm)">
                  <text:p text:style-name="P3"/>
                </draw:circle>
                <draw:custom-shape draw:style-name="gr16" draw:text-style-name="P11" draw:layer="Mega88" svg:width="0.596cm" svg:height="0.596cm" draw:transform="rotate (-1.57079632679579) translate (8.137cm 26cm)">
                  <text:p text:style-name="P3"/>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16" draw:text-style-name="P11" draw:layer="Mega88" svg:width="0.298cm" svg:height="0.744cm" svg:x="7.69cm" svg:y="26.596cm">
                  <text:p text:style-name="P3"/>
                  <draw:enhanced-geometry svg:viewBox="0 0 21600 21600" draw:mirror-vertical="true" draw:glue-points="?f6 10800 10800 21600 ?f5 10800 10800 0" draw:text-areas="?f3 ?f3 ?f4 ?f4" draw:mirror-horizont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 draw:text-style-name="P11" draw:layer="Mega88" svg:width="0.596cm" svg:height="0.596cm" draw:transform="rotate (-1.57079632679579) translate (8.137cm 26.003cm)">
                  <text:p text:style-name="P3"/>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frame draw:style-name="gr7" draw:text-style-name="P16" draw:layer="Mega88" svg:width="3.952cm" svg:height="0.607cm" svg:x="1.001cm" svg:y="27.893cm">
            <draw:text-box>
              <text:p text:style-name="P15"><text:span text:style-name="T7">http://uracoli.nongnu.org</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Mega88"/>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9-03-13T22:43:11</meta:creation-date>
    <dc:date>2009-10-16T07:25:32</dc:date>
    <meta:editing-cycles>23</meta:editing-cycles>
    <meta:editing-duration>PT1H32M12S</meta:editing-duration>
    <meta:user-defined meta:name="Info 1"/>
    <meta:user-defined meta:name="Info 2"/>
    <meta:user-defined meta:name="Info 3"/>
    <meta:user-defined meta:name="Info 4"/>
    <meta:document-statistic meta:object-count="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3.422cm"/>
    </style:style>
    <style:style style:name="co2" style:family="table-column">
      <style:table-column-properties fo:break-before="auto" style:column-width="3.699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2"/>
        <table:table-column table:style-name="co2" table:default-cell-style-name="ce2"/>
        <table:table-row table:style-name="ro1">
          <table:table-cell table:style-name="ce1" office:value-type="string">
            <text:p>AT86RF230</text:p>
          </table:table-cell>
          <table:table-cell table:style-name="ce1" office:value-type="string">
            <text:p>Atmega8/88</text:p>
          </table:table-cell>
        </table:table-row>
        <table:table-row table:style-name="ro1">
          <table:table-cell office:value-type="string">
            <text:p>IRQ</text:p>
          </table:table-cell>
          <table:table-cell office:value-type="string">
            <text:p>PB0</text:p>
          </table:table-cell>
        </table:table-row>
        <table:table-row table:style-name="ro1">
          <table:table-cell office:value-type="string">
            <text:p>MCLK</text:p>
          </table:table-cell>
          <table:table-cell office:value-type="string">
            <text:p>PD5</text:p>
          </table:table-cell>
        </table:table-row>
        <table:table-row table:style-name="ro1">
          <table:table-cell office:value-type="string">
            <text:p>SCK</text:p>
          </table:table-cell>
          <table:table-cell office:value-type="string">
            <text:p>PB5</text:p>
          </table:table-cell>
        </table:table-row>
        <table:table-row table:style-name="ro1">
          <table:table-cell office:value-type="string">
            <text:p>/SEL</text:p>
          </table:table-cell>
          <table:table-cell office:value-type="string">
            <text:p>PB2</text:p>
          </table:table-cell>
        </table:table-row>
        <table:table-row table:style-name="ro1">
          <table:table-cell office:value-type="string">
            <text:p>MISO</text:p>
          </table:table-cell>
          <table:table-cell office:value-type="string">
            <text:p>PB4</text:p>
          </table:table-cell>
        </table:table-row>
        <table:table-row table:style-name="ro1">
          <table:table-cell office:value-type="string">
            <text:p>MOSI</text:p>
          </table:table-cell>
          <table:table-cell office:value-type="string">
            <text:p>PB3</text:p>
          </table:table-cell>
        </table:table-row>
        <table:table-row table:style-name="ro1">
          <table:table-cell office:value-type="string">
            <text:p>/RST</text:p>
          </table:table-cell>
          <table:table-cell office:value-type="string">
            <text:p>PD6</text:p>
          </table:table-cell>
        </table:table-row>
        <table:table-row table:style-name="ro1">
          <table:table-cell office:value-type="string">
            <text:p>SLPTR</text:p>
          </table:table-cell>
          <table:table-cell office:value-type="string">
            <text:p>PD7</text:p>
          </table:table-cell>
        </table:table-row>
        <table:table-row table:style-name="ro1">
          <table:table-cell office:value-type="string">
            <text:p>TXCW</text:p>
          </table:table-cell>
          <table:table-cell office:value-type="string">
            <text:p>n.c.</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de" fo:country="DE" style:font-name-asian="Albany AMT1" style:language-asian="zxx" style:country-asian="none" style:font-name-complex="Albany AMT1"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0-16">16.10.2009</text:date>, <text:time>07:25:32</text:time></text:p>
        </style:region-right>
      </style:header>
      <style:header-left style:display="false"/>
      <style:footer>
        <text:p>Seite <text:page-number>1</text:page-number> / <text:page-count>99</text:page-count></text:p>
      </style:footer>
      <style:footer-left style:display="false"/>
    </style:master-page>
  </office:master-styles>
</office:document-styles>
</file>